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5.7cm" style:rel-width="100%" fo:margin-left="0cm" table:align="left"/>
    </style:style>
    <style:style style:name="Таблица1.A" style:family="table-column">
      <style:table-column-properties style:column-width="4.082cm" style:rel-column-width="2314*"/>
    </style:style>
    <style:style style:name="Таблица1.B" style:family="table-column">
      <style:table-column-properties style:column-width="2.429cm" style:rel-column-width="1377*"/>
    </style:style>
    <style:style style:name="Таблица1.C" style:family="table-column">
      <style:table-column-properties style:column-width="2.254cm" style:rel-column-width="1278*"/>
    </style:style>
    <style:style style:name="Таблица1.D" style:family="table-column">
      <style:table-column-properties style:column-width="2.649cm" style:rel-column-width="1502*"/>
    </style:style>
    <style:style style:name="Таблица1.E" style:family="table-column">
      <style:table-column-properties style:column-width="2.854cm" style:rel-column-width="1618*"/>
    </style:style>
    <style:style style:name="Таблица1.G" style:family="table-column">
      <style:table-column-properties style:column-width="2.856cm" style:rel-column-width="1619*"/>
    </style:style>
    <style:style style:name="Таблица1.I" style:family="table-column">
      <style:table-column-properties style:column-width="2.868cm" style:rel-column-width="162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cm" style:rel-width="100%" fo:margin-left="0cm" table:align="left"/>
    </style:style>
    <style:style style:name="Таблица2.A" style:family="table-column">
      <style:table-column-properties style:column-width="4.082cm" style:rel-column-width="2314*"/>
    </style:style>
    <style:style style:name="Таблица2.B" style:family="table-column">
      <style:table-column-properties style:column-width="2.429cm" style:rel-column-width="1377*"/>
    </style:style>
    <style:style style:name="Таблица2.C" style:family="table-column">
      <style:table-column-properties style:column-width="2.254cm" style:rel-column-width="1278*"/>
    </style:style>
    <style:style style:name="Таблица2.D" style:family="table-column">
      <style:table-column-properties style:column-width="2.649cm" style:rel-column-width="1502*"/>
    </style:style>
    <style:style style:name="Таблица2.E" style:family="table-column">
      <style:table-column-properties style:column-width="2.854cm" style:rel-column-width="1618*"/>
    </style:style>
    <style:style style:name="Таблица2.G" style:family="table-column">
      <style:table-column-properties style:column-width="2.856cm" style:rel-column-width="1619*"/>
    </style:style>
    <style:style style:name="Таблица2.I" style:family="table-column">
      <style:table-column-properties style:column-width="2.868cm" style:rel-column-width="162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761cm" style:rel-width="73%" table:align="center"/>
    </style:style>
    <style:style style:name="Таблица3.A" style:family="table-column">
      <style:table-column-properties style:column-width="6.636cm" style:rel-column-width="3710*"/>
    </style:style>
    <style:style style:name="Таблица3.B" style:family="table-column">
      <style:table-column-properties style:column-width="4.373cm" style:rel-column-width="2445*"/>
    </style:style>
    <style:style style:name="Таблица3.C" style:family="table-column">
      <style:table-column-properties style:column-width="2.148cm" style:rel-column-width="1201*"/>
    </style:style>
    <style:style style:name="Таблица3.D" style:family="table-column">
      <style:table-column-properties style:column-width="1.87cm" style:rel-column-width="1045*"/>
    </style:style>
    <style:style style:name="Таблица3.E" style:family="table-column">
      <style:table-column-properties style:column-width="1.868cm" style:rel-column-width="1044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7d02" officeooo:paragraph-rsid="001e7d02"/>
    </style:style>
    <style:style style:name="P2" style:family="paragraph" style:parent-style-name="Standard">
      <style:paragraph-properties fo:text-align="end" style:justify-single-word="false"/>
      <style:text-properties officeooo:rsid="001e7d02" officeooo:paragraph-rsid="001e7d02"/>
    </style:style>
    <style:style style:name="P3" style:family="paragraph" style:parent-style-name="Standard">
      <style:paragraph-properties fo:text-align="end" style:justify-single-word="false"/>
      <style:text-properties officeooo:rsid="001e7d02" officeooo:paragraph-rsid="003e92d3"/>
    </style:style>
    <style:style style:name="P4" style:family="paragraph" style:parent-style-name="Standard">
      <style:paragraph-properties fo:text-align="center" style:justify-single-word="false"/>
      <style:text-properties officeooo:rsid="001e7d02" officeooo:paragraph-rsid="001e7d02"/>
    </style:style>
    <style:style style:name="P5" style:family="paragraph" style:parent-style-name="Standard">
      <style:paragraph-properties fo:text-align="center" style:justify-single-word="false"/>
      <style:text-properties officeooo:rsid="001e7d02" officeooo:paragraph-rsid="003e92d3"/>
    </style:style>
    <style:style style:name="P6" style:family="paragraph" style:parent-style-name="Standard">
      <style:paragraph-properties fo:text-align="center" style:justify-single-word="false"/>
      <style:text-properties fo:font-size="6pt" officeooo:rsid="001e7d02" officeooo:paragraph-rsid="001e7d02" style:font-size-asian="5.25pt" style:font-size-complex="6pt"/>
    </style:style>
    <style:style style:name="P7" style:family="paragraph" style:parent-style-name="Standard">
      <style:paragraph-properties fo:text-align="center" style:justify-single-word="false"/>
      <style:text-properties fo:font-size="6pt" officeooo:rsid="001e7d02" officeooo:paragraph-rsid="003e92d3" style:font-size-asian="5.25pt" style:font-size-complex="6pt"/>
    </style:style>
    <style:style style:name="P8" style:family="paragraph" style:parent-style-name="Table_20_Heading">
      <style:text-properties fo:font-size="11pt" officeooo:rsid="001e7d02" officeooo:paragraph-rsid="001e7d02" style:font-size-asian="11pt" style:font-size-complex="11pt"/>
    </style:style>
    <style:style style:name="P9" style:family="paragraph" style:parent-style-name="Table_20_Heading">
      <style:text-properties fo:font-size="11pt" officeooo:rsid="001e7d02" officeooo:paragraph-rsid="003e92d3" style:font-size-asian="11pt" style:font-size-complex="11pt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text-properties fo:font-size="11pt" officeooo:rsid="001e7d02" officeooo:paragraph-rsid="001e7d02" style:font-size-asian="11pt" style:font-size-complex="11pt"/>
    </style:style>
    <style:style style:name="P12" style:family="paragraph" style:parent-style-name="Table_20_Contents">
      <style:text-properties fo:font-size="11pt" officeooo:rsid="001e7d02" officeooo:paragraph-rsid="0026f8e6" style:font-size-asian="11pt" style:font-size-complex="11pt"/>
    </style:style>
    <style:style style:name="P13" style:family="paragraph" style:parent-style-name="Table_20_Contents">
      <style:text-properties fo:font-size="11pt" officeooo:rsid="001e7d02" officeooo:paragraph-rsid="00293f6a" style:font-size-asian="11pt" style:font-size-complex="11pt"/>
    </style:style>
    <style:style style:name="P14" style:family="paragraph" style:parent-style-name="Table_20_Contents">
      <style:text-properties fo:font-size="11pt" officeooo:rsid="001e7d02" officeooo:paragraph-rsid="002d46ac" style:font-size-asian="11pt" style:font-size-complex="11pt"/>
    </style:style>
    <style:style style:name="P15" style:family="paragraph" style:parent-style-name="Table_20_Contents">
      <style:text-properties fo:font-size="11pt" officeooo:rsid="001e7d02" officeooo:paragraph-rsid="002dfdf9" style:font-size-asian="11pt" style:font-size-complex="11pt"/>
    </style:style>
    <style:style style:name="P16" style:family="paragraph" style:parent-style-name="Table_20_Contents">
      <style:text-properties fo:font-size="11pt" officeooo:rsid="001e7d02" officeooo:paragraph-rsid="002fc08f" style:font-size-asian="11pt" style:font-size-complex="11pt"/>
    </style:style>
    <style:style style:name="P17" style:family="paragraph" style:parent-style-name="Table_20_Contents">
      <style:text-properties fo:font-size="11pt" officeooo:rsid="001e7d02" officeooo:paragraph-rsid="003e92d3" style:font-size-asian="11pt" style:font-size-complex="11pt"/>
    </style:style>
    <style:style style:name="P18" style:family="paragraph" style:parent-style-name="Table_20_Contents">
      <style:text-properties fo:font-size="11pt" officeooo:rsid="001e7d02" officeooo:paragraph-rsid="004cf82b" style:font-size-asian="11pt" style:font-size-complex="11pt"/>
    </style:style>
    <style:style style:name="P19" style:family="paragraph" style:parent-style-name="Table_20_Contents">
      <style:text-properties fo:font-size="11pt" officeooo:rsid="00206582" officeooo:paragraph-rsid="00206582" style:font-size-asian="11pt" style:font-size-complex="11pt"/>
    </style:style>
    <style:style style:name="P20" style:family="paragraph" style:parent-style-name="Table_20_Contents">
      <style:text-properties fo:font-size="11pt" officeooo:rsid="002223c5" officeooo:paragraph-rsid="002223c5" style:font-size-asian="11pt" style:font-size-complex="11pt"/>
    </style:style>
    <style:style style:name="P21" style:family="paragraph" style:parent-style-name="Table_20_Contents">
      <style:text-properties fo:font-size="11pt" officeooo:rsid="002223c5" officeooo:paragraph-rsid="00238102" style:font-size-asian="11pt" style:font-size-complex="11pt"/>
    </style:style>
    <style:style style:name="P22" style:family="paragraph" style:parent-style-name="Table_20_Contents">
      <style:text-properties fo:font-size="11pt" officeooo:rsid="002223c5" officeooo:paragraph-rsid="002564b6" style:font-size-asian="11pt" style:font-size-complex="11pt"/>
    </style:style>
    <style:style style:name="P23" style:family="paragraph" style:parent-style-name="Table_20_Contents">
      <style:text-properties fo:font-size="11pt" officeooo:rsid="002564b6" officeooo:paragraph-rsid="002564b6" style:font-size-asian="11pt" style:font-size-complex="11pt"/>
    </style:style>
    <style:style style:name="P24" style:family="paragraph" style:parent-style-name="Table_20_Contents">
      <style:text-properties fo:font-size="11pt" officeooo:rsid="002854e1" officeooo:paragraph-rsid="002854e1" style:font-size-asian="11pt" style:font-size-complex="11pt"/>
    </style:style>
    <style:style style:name="P25" style:family="paragraph" style:parent-style-name="Table_20_Contents">
      <style:text-properties fo:font-size="11pt" officeooo:rsid="00293f6a" officeooo:paragraph-rsid="00293f6a" style:font-size-asian="11pt" style:font-size-complex="11pt"/>
    </style:style>
    <style:style style:name="P26" style:family="paragraph" style:parent-style-name="Table_20_Contents">
      <style:text-properties fo:font-size="11pt" officeooo:rsid="00293f6a" officeooo:paragraph-rsid="002b1cfc" style:font-size-asian="11pt" style:font-size-complex="11pt"/>
    </style:style>
    <style:style style:name="P27" style:family="paragraph" style:parent-style-name="Table_20_Contents">
      <style:text-properties fo:font-size="11pt" officeooo:rsid="002b1cfc" officeooo:paragraph-rsid="002b1cfc" style:font-size-asian="11pt" style:font-size-complex="11pt"/>
    </style:style>
    <style:style style:name="P28" style:family="paragraph" style:parent-style-name="Table_20_Contents">
      <style:text-properties fo:font-size="11pt" officeooo:rsid="002d0d1d" officeooo:paragraph-rsid="002d0d1d" style:font-size-asian="11pt" style:font-size-complex="11pt"/>
    </style:style>
    <style:style style:name="P29" style:family="paragraph" style:parent-style-name="Table_20_Contents">
      <style:text-properties fo:font-size="11pt" officeooo:rsid="002d46ac" officeooo:paragraph-rsid="002d46ac" style:font-size-asian="11pt" style:font-size-complex="11pt"/>
    </style:style>
    <style:style style:name="P30" style:family="paragraph" style:parent-style-name="Table_20_Contents">
      <style:text-properties fo:font-size="11pt" officeooo:rsid="002dfdf9" officeooo:paragraph-rsid="002dfdf9" style:font-size-asian="11pt" style:font-size-complex="11pt"/>
    </style:style>
    <style:style style:name="P31" style:family="paragraph" style:parent-style-name="Table_20_Contents">
      <style:text-properties fo:font-size="11pt" officeooo:rsid="002dfe58" officeooo:paragraph-rsid="002dfe58" style:font-size-asian="11pt" style:font-size-complex="11pt"/>
    </style:style>
    <style:style style:name="P32" style:family="paragraph" style:parent-style-name="Table_20_Contents">
      <style:text-properties fo:font-size="11pt" officeooo:rsid="002fc08f" officeooo:paragraph-rsid="002fc08f" style:font-size-asian="11pt" style:font-size-complex="11pt"/>
    </style:style>
    <style:style style:name="P33" style:family="paragraph" style:parent-style-name="Table_20_Contents">
      <style:text-properties fo:font-size="11pt" officeooo:rsid="0030fc2f" officeooo:paragraph-rsid="0030fc2f" style:font-size-asian="11pt" style:font-size-complex="11pt"/>
    </style:style>
    <style:style style:name="P34" style:family="paragraph" style:parent-style-name="Table_20_Contents">
      <style:text-properties fo:font-size="11pt" officeooo:rsid="0030fc2f" officeooo:paragraph-rsid="0032938d" style:font-size-asian="11pt" style:font-size-complex="11pt"/>
    </style:style>
    <style:style style:name="P35" style:family="paragraph" style:parent-style-name="Table_20_Contents">
      <style:text-properties fo:font-size="11pt" officeooo:rsid="0030fc2f" officeooo:paragraph-rsid="003b005e" style:font-size-asian="11pt" style:font-size-complex="11pt"/>
    </style:style>
    <style:style style:name="P36" style:family="paragraph" style:parent-style-name="Table_20_Contents">
      <style:text-properties fo:font-size="11pt" officeooo:rsid="0030fc2f" officeooo:paragraph-rsid="003daf34" style:font-size-asian="11pt" style:font-size-complex="11pt"/>
    </style:style>
    <style:style style:name="P37" style:family="paragraph" style:parent-style-name="Table_20_Contents">
      <style:text-properties fo:font-size="11pt" officeooo:rsid="0030fc2f" officeooo:paragraph-rsid="003e92d3" style:font-size-asian="11pt" style:font-size-complex="11pt"/>
    </style:style>
    <style:style style:name="P38" style:family="paragraph" style:parent-style-name="Table_20_Contents">
      <style:text-properties fo:font-size="11pt" officeooo:rsid="003465fc" officeooo:paragraph-rsid="003465fc" style:font-size-asian="11pt" style:font-size-complex="11pt"/>
    </style:style>
    <style:style style:name="P39" style:family="paragraph" style:parent-style-name="Table_20_Contents">
      <style:text-properties fo:font-size="11pt" officeooo:rsid="00352ba6" officeooo:paragraph-rsid="00352ba6" style:font-size-asian="11pt" style:font-size-complex="11pt"/>
    </style:style>
    <style:style style:name="P40" style:family="paragraph" style:parent-style-name="Table_20_Contents">
      <style:text-properties fo:font-size="11pt" officeooo:rsid="0036cacf" officeooo:paragraph-rsid="0036cacf" style:font-size-asian="11pt" style:font-size-complex="11pt"/>
    </style:style>
    <style:style style:name="P41" style:family="paragraph" style:parent-style-name="Table_20_Contents">
      <style:text-properties fo:font-size="11pt" officeooo:rsid="003b005e" officeooo:paragraph-rsid="003b005e" style:font-size-asian="11pt" style:font-size-complex="11pt"/>
    </style:style>
    <style:style style:name="P42" style:family="paragraph" style:parent-style-name="Table_20_Contents">
      <style:text-properties fo:font-size="11pt" officeooo:rsid="003b005e" officeooo:paragraph-rsid="003c1d96" style:font-size-asian="11pt" style:font-size-complex="11pt"/>
    </style:style>
    <style:style style:name="P43" style:family="paragraph" style:parent-style-name="Table_20_Contents">
      <style:text-properties fo:font-size="11pt" officeooo:rsid="003c1d96" officeooo:paragraph-rsid="003c1d96" style:font-size-asian="11pt" style:font-size-complex="11pt"/>
    </style:style>
    <style:style style:name="P44" style:family="paragraph" style:parent-style-name="Table_20_Contents">
      <style:text-properties fo:font-size="11pt" officeooo:rsid="003daf34" officeooo:paragraph-rsid="003daf34" style:font-size-asian="11pt" style:font-size-complex="11pt"/>
    </style:style>
    <style:style style:name="P45" style:family="paragraph" style:parent-style-name="Table_20_Contents">
      <style:text-properties fo:font-size="11pt" officeooo:rsid="003daf34" officeooo:paragraph-rsid="003e5bd2" style:font-size-asian="11pt" style:font-size-complex="11pt"/>
    </style:style>
    <style:style style:name="P46" style:family="paragraph" style:parent-style-name="Table_20_Contents">
      <style:text-properties fo:font-size="11pt" officeooo:rsid="003e5bd2" officeooo:paragraph-rsid="003e5bd2" style:font-size-asian="11pt" style:font-size-complex="11pt"/>
    </style:style>
    <style:style style:name="P47" style:family="paragraph" style:parent-style-name="Table_20_Contents">
      <style:text-properties fo:font-size="11pt" officeooo:rsid="0040dc54" officeooo:paragraph-rsid="0040dc54" style:font-size-asian="11pt" style:font-size-complex="11pt"/>
    </style:style>
    <style:style style:name="P48" style:family="paragraph" style:parent-style-name="Table_20_Contents">
      <style:text-properties fo:font-size="11pt" officeooo:rsid="0040dc54" officeooo:paragraph-rsid="00414331" style:font-size-asian="11pt" style:font-size-complex="11pt"/>
    </style:style>
    <style:style style:name="P49" style:family="paragraph" style:parent-style-name="Table_20_Contents">
      <style:text-properties fo:font-size="11pt" officeooo:rsid="0040dc54" officeooo:paragraph-rsid="0041d6b6" style:font-size-asian="11pt" style:font-size-complex="11pt"/>
    </style:style>
    <style:style style:name="P50" style:family="paragraph" style:parent-style-name="Table_20_Contents">
      <style:text-properties fo:font-size="11pt" officeooo:rsid="0040dc54" officeooo:paragraph-rsid="0044d9e5" style:font-size-asian="11pt" style:font-size-complex="11pt"/>
    </style:style>
    <style:style style:name="P51" style:family="paragraph" style:parent-style-name="Table_20_Contents">
      <style:text-properties fo:font-size="11pt" officeooo:rsid="0040dc54" officeooo:paragraph-rsid="004623c9" style:font-size-asian="11pt" style:font-size-complex="11pt"/>
    </style:style>
    <style:style style:name="P52" style:family="paragraph" style:parent-style-name="Table_20_Contents">
      <style:text-properties fo:font-size="11pt" officeooo:rsid="0040dc54" officeooo:paragraph-rsid="004de4eb" style:font-size-asian="11pt" style:font-size-complex="11pt"/>
    </style:style>
    <style:style style:name="P53" style:family="paragraph" style:parent-style-name="Table_20_Contents">
      <style:text-properties fo:font-size="11pt" officeooo:rsid="00414331" officeooo:paragraph-rsid="00414331" style:font-size-asian="11pt" style:font-size-complex="11pt"/>
    </style:style>
    <style:style style:name="P54" style:family="paragraph" style:parent-style-name="Table_20_Contents">
      <style:text-properties fo:font-size="11pt" officeooo:rsid="0041d6b6" officeooo:paragraph-rsid="0041d6b6" style:font-size-asian="11pt" style:font-size-complex="11pt"/>
    </style:style>
    <style:style style:name="P55" style:family="paragraph" style:parent-style-name="Table_20_Contents">
      <style:text-properties fo:font-size="11pt" officeooo:rsid="0041d6b6" officeooo:paragraph-rsid="0044d9e5" style:font-size-asian="11pt" style:font-size-complex="11pt"/>
    </style:style>
    <style:style style:name="P56" style:family="paragraph" style:parent-style-name="Table_20_Contents">
      <style:text-properties fo:font-size="11pt" officeooo:rsid="0041d6b6" officeooo:paragraph-rsid="004623c9" style:font-size-asian="11pt" style:font-size-complex="11pt"/>
    </style:style>
    <style:style style:name="P57" style:family="paragraph" style:parent-style-name="Table_20_Contents">
      <style:text-properties fo:font-size="11pt" officeooo:rsid="004623c9" officeooo:paragraph-rsid="004623c9" style:font-size-asian="11pt" style:font-size-complex="11pt"/>
    </style:style>
    <style:style style:name="P58" style:family="paragraph" style:parent-style-name="Table_20_Contents">
      <style:text-properties fo:font-size="11pt" officeooo:rsid="0046b576" officeooo:paragraph-rsid="0046b576" style:font-size-asian="11pt" style:font-size-complex="11pt"/>
    </style:style>
    <style:style style:name="P59" style:family="paragraph" style:parent-style-name="Table_20_Contents">
      <style:text-properties fo:font-size="11pt" officeooo:rsid="0046b576" officeooo:paragraph-rsid="0048650c" style:font-size-asian="11pt" style:font-size-complex="11pt"/>
    </style:style>
    <style:style style:name="P60" style:family="paragraph" style:parent-style-name="Table_20_Contents">
      <style:text-properties fo:font-size="11pt" officeooo:rsid="0046b576" officeooo:paragraph-rsid="00486546" style:font-size-asian="11pt" style:font-size-complex="11pt"/>
    </style:style>
    <style:style style:name="P61" style:family="paragraph" style:parent-style-name="Table_20_Contents">
      <style:text-properties fo:font-size="11pt" officeooo:rsid="0046b576" officeooo:paragraph-rsid="004a1873" style:font-size-asian="11pt" style:font-size-complex="11pt"/>
    </style:style>
    <style:style style:name="P62" style:family="paragraph" style:parent-style-name="Table_20_Contents">
      <style:text-properties fo:font-size="11pt" officeooo:rsid="004817dc" officeooo:paragraph-rsid="004817dc" style:font-size-asian="11pt" style:font-size-complex="11pt"/>
    </style:style>
    <style:style style:name="P63" style:family="paragraph" style:parent-style-name="Table_20_Contents">
      <style:text-properties fo:font-size="11pt" officeooo:rsid="0048650c" officeooo:paragraph-rsid="0048650c" style:font-size-asian="11pt" style:font-size-complex="11pt"/>
    </style:style>
    <style:style style:name="P64" style:family="paragraph" style:parent-style-name="Table_20_Contents">
      <style:text-properties fo:font-size="11pt" officeooo:rsid="00486546" officeooo:paragraph-rsid="00486546" style:font-size-asian="11pt" style:font-size-complex="11pt"/>
    </style:style>
    <style:style style:name="P65" style:family="paragraph" style:parent-style-name="Table_20_Contents">
      <style:text-properties fo:font-size="11pt" officeooo:rsid="00486546" officeooo:paragraph-rsid="004a1873" style:font-size-asian="11pt" style:font-size-complex="11pt"/>
    </style:style>
    <style:style style:name="P66" style:family="paragraph" style:parent-style-name="Table_20_Contents">
      <style:text-properties fo:font-size="11pt" officeooo:rsid="004b429b" officeooo:paragraph-rsid="004b429b" style:font-size-asian="11pt" style:font-size-complex="11pt"/>
    </style:style>
    <style:style style:name="P67" style:family="paragraph" style:parent-style-name="Table_20_Contents">
      <style:text-properties fo:font-size="11pt" officeooo:rsid="004f5c28" officeooo:paragraph-rsid="004f5c28" style:font-size-asian="11pt" style:font-size-complex="11pt"/>
    </style:style>
    <style:style style:name="P68" style:family="paragraph" style:parent-style-name="Table_20_Contents">
      <style:text-properties fo:font-size="11pt" officeooo:rsid="004f5c28" officeooo:paragraph-rsid="004fc0c1" style:font-size-asian="11pt" style:font-size-complex="11pt"/>
    </style:style>
    <style:style style:name="P69" style:family="paragraph" style:parent-style-name="Table_20_Contents">
      <style:text-properties fo:font-size="11pt" officeooo:rsid="004f5c28" officeooo:paragraph-rsid="00529992" style:font-size-asian="11pt" style:font-size-complex="11pt"/>
    </style:style>
    <style:style style:name="P70" style:family="paragraph" style:parent-style-name="Table_20_Contents">
      <style:text-properties fo:font-size="11pt" officeooo:rsid="0050b2be" officeooo:paragraph-rsid="0050b2be" style:font-size-asian="11pt" style:font-size-complex="11pt"/>
    </style:style>
    <style:style style:name="P71" style:family="paragraph" style:parent-style-name="Table_20_Contents">
      <style:text-properties fo:font-size="11pt" officeooo:rsid="0050b2be" officeooo:paragraph-rsid="00529992" style:font-size-asian="11pt" style:font-size-complex="11pt"/>
    </style:style>
    <style:style style:name="P72" style:family="paragraph" style:parent-style-name="Table_20_Contents">
      <style:text-properties fo:font-size="11pt" officeooo:rsid="00529992" officeooo:paragraph-rsid="00529992" style:font-size-asian="11pt" style:font-size-complex="11pt"/>
    </style:style>
    <style:style style:name="P73" style:family="paragraph" style:parent-style-name="Table_20_Contents">
      <style:text-properties fo:font-size="11pt" officeooo:rsid="0053032c" officeooo:paragraph-rsid="0053032c" style:font-size-asian="11pt" style:font-size-complex="11pt"/>
    </style:style>
    <style:style style:name="P74" style:family="paragraph" style:parent-style-name="Table_20_Contents">
      <style:text-properties fo:font-size="11pt" officeooo:rsid="0053032c" officeooo:paragraph-rsid="00531a27" style:font-size-asian="11pt" style:font-size-complex="11pt"/>
    </style:style>
    <style:style style:name="P75" style:family="paragraph" style:parent-style-name="Table_20_Contents">
      <style:text-properties fo:font-size="11pt" officeooo:rsid="0053032c" officeooo:paragraph-rsid="0053f9c8" style:font-size-asian="11pt" style:font-size-complex="11pt"/>
    </style:style>
    <style:style style:name="P76" style:family="paragraph" style:parent-style-name="Table_20_Contents">
      <style:text-properties fo:font-size="11pt" officeooo:rsid="0053032c" officeooo:paragraph-rsid="0054d602" style:font-size-asian="11pt" style:font-size-complex="11pt"/>
    </style:style>
    <style:style style:name="P77" style:family="paragraph" style:parent-style-name="Table_20_Contents">
      <style:text-properties fo:font-size="11pt" officeooo:rsid="0054d602" officeooo:paragraph-rsid="0054d602" style:font-size-asian="11pt" style:font-size-complex="11pt"/>
    </style:style>
    <style:style style:name="P78" style:family="paragraph" style:parent-style-name="Table_20_Contents">
      <style:text-properties fo:font-size="11pt" officeooo:rsid="0056ad60" officeooo:paragraph-rsid="0056ad60" style:font-size-asian="11pt" style:font-size-complex="11pt"/>
    </style:style>
    <style:style style:name="P79" style:family="paragraph" style:parent-style-name="Table_20_Contents">
      <style:text-properties fo:font-size="11pt" officeooo:rsid="00594293" officeooo:paragraph-rsid="00594293" style:font-size-asian="11pt" style:font-size-complex="11pt"/>
    </style:style>
    <style:style style:name="P80" style:family="paragraph" style:parent-style-name="Table_20_Contents">
      <style:text-properties fo:font-size="11pt" officeooo:rsid="005a495a" officeooo:paragraph-rsid="005a495a" style:font-size-asian="11pt" style:font-size-complex="11pt"/>
    </style:style>
    <style:style style:name="P81" style:family="paragraph" style:parent-style-name="Table_20_Contents">
      <style:text-properties fo:font-size="11pt" officeooo:rsid="005af143" officeooo:paragraph-rsid="005af143" style:font-size-asian="11pt" style:font-size-complex="11pt"/>
    </style:style>
    <style:style style:name="P82" style:family="paragraph" style:parent-style-name="Table_20_Contents">
      <style:text-properties fo:font-size="11pt" officeooo:rsid="005af143" officeooo:paragraph-rsid="005b8221" style:font-size-asian="11pt" style:font-size-complex="11pt"/>
    </style:style>
    <style:style style:name="P83" style:family="paragraph" style:parent-style-name="Table_20_Contents">
      <style:text-properties fo:font-size="11pt" officeooo:rsid="005af143" officeooo:paragraph-rsid="005c60a6" style:font-size-asian="11pt" style:font-size-complex="11pt"/>
    </style:style>
    <style:style style:name="P84" style:family="paragraph" style:parent-style-name="Table_20_Contents">
      <style:text-properties fo:font-size="11pt" officeooo:rsid="005af143" officeooo:paragraph-rsid="005df2d9" style:font-size-asian="11pt" style:font-size-complex="11pt"/>
    </style:style>
    <style:style style:name="P85" style:family="paragraph" style:parent-style-name="Table_20_Contents">
      <style:text-properties fo:font-size="11pt" officeooo:rsid="006120dd" officeooo:paragraph-rsid="006120dd" style:font-size-asian="11pt" style:font-size-complex="11pt"/>
    </style:style>
    <style:style style:name="P86" style:family="paragraph" style:parent-style-name="Table_20_Contents">
      <style:text-properties fo:font-size="11pt" officeooo:rsid="006120dd" officeooo:paragraph-rsid="00621a6a" style:font-size-asian="11pt" style:font-size-complex="11pt"/>
    </style:style>
    <style:style style:name="P87" style:family="paragraph" style:parent-style-name="Table_20_Contents">
      <style:text-properties fo:font-size="11pt" officeooo:rsid="006120dd" officeooo:paragraph-rsid="0063b21b" style:font-size-asian="11pt" style:font-size-complex="11pt"/>
    </style:style>
    <style:style style:name="P88" style:family="paragraph" style:parent-style-name="Table_20_Contents">
      <style:text-properties fo:font-size="11pt" officeooo:rsid="00659be7" officeooo:paragraph-rsid="00659be7" style:font-size-asian="11pt" style:font-size-complex="11pt"/>
    </style:style>
    <style:style style:name="P89" style:family="paragraph" style:parent-style-name="Table_20_Contents">
      <style:text-properties fo:font-size="11pt" officeooo:rsid="00673823" officeooo:paragraph-rsid="00673823" style:font-size-asian="11pt" style:font-size-complex="11pt"/>
    </style:style>
    <style:style style:name="P90" style:family="paragraph" style:parent-style-name="Table_20_Contents">
      <style:text-properties fo:font-size="11pt" officeooo:rsid="00673823" officeooo:paragraph-rsid="00684bb7" style:font-size-asian="11pt" style:font-size-complex="11pt"/>
    </style:style>
    <style:style style:name="P91" style:family="paragraph" style:parent-style-name="Table_20_Contents">
      <style:text-properties fo:font-size="11pt" officeooo:rsid="00673823" officeooo:paragraph-rsid="006b5a2d" style:font-size-asian="11pt" style:font-size-complex="11pt"/>
    </style:style>
    <style:style style:name="P92" style:family="paragraph" style:parent-style-name="Table_20_Contents">
      <style:text-properties fo:font-size="11pt" officeooo:rsid="00673823" officeooo:paragraph-rsid="006be5ba" style:font-size-asian="11pt" style:font-size-complex="11pt"/>
    </style:style>
    <style:style style:name="P93" style:family="paragraph" style:parent-style-name="Table_20_Contents">
      <style:text-properties fo:font-size="11pt" officeooo:rsid="006a22fc" officeooo:paragraph-rsid="006a22fc" style:font-size-asian="11pt" style:font-size-complex="11pt"/>
    </style:style>
    <style:style style:name="P94" style:family="paragraph" style:parent-style-name="Table_20_Contents">
      <style:text-properties fo:font-size="11pt" officeooo:rsid="006a22fc" officeooo:paragraph-rsid="006b5a2d" style:font-size-asian="11pt" style:font-size-complex="11pt"/>
    </style:style>
    <style:style style:name="P95" style:family="paragraph" style:parent-style-name="Table_20_Contents">
      <style:text-properties fo:font-size="11pt" officeooo:rsid="006a22fc" officeooo:paragraph-rsid="006be5ba" style:font-size-asian="11pt" style:font-size-complex="11pt"/>
    </style:style>
    <style:style style:name="P96" style:family="paragraph" style:parent-style-name="Standard">
      <style:text-properties officeooo:rsid="001e7d02" officeooo:paragraph-rsid="003e92d3"/>
    </style:style>
    <style:style style:name="P97" style:family="paragraph" style:parent-style-name="Standard">
      <style:paragraph-properties fo:text-align="center" style:justify-single-word="false"/>
      <style:text-properties officeooo:rsid="001e7d02" officeooo:paragraph-rsid="006fda49"/>
    </style:style>
    <style:style style:name="P98" style:family="paragraph" style:parent-style-name="Standard">
      <style:paragraph-properties fo:text-align="center" style:justify-single-word="false"/>
      <style:text-properties officeooo:rsid="001e7d02" officeooo:paragraph-rsid="007280f6"/>
    </style:style>
    <style:style style:name="P99" style:family="paragraph" style:parent-style-name="Standard">
      <style:paragraph-properties fo:text-align="center" style:justify-single-word="false"/>
      <style:text-properties fo:font-size="6pt" officeooo:rsid="001e7d02" officeooo:paragraph-rsid="006fda49" style:font-size-asian="5.25pt" style:font-size-complex="6pt"/>
    </style:style>
    <style:style style:name="P100" style:family="paragraph" style:parent-style-name="Standard">
      <style:paragraph-properties fo:text-align="center" style:justify-single-word="false"/>
      <style:text-properties officeooo:paragraph-rsid="006fda49"/>
    </style:style>
    <style:style style:name="P101" style:family="paragraph" style:parent-style-name="Standard">
      <style:paragraph-properties fo:text-align="end" style:justify-single-word="false" fo:break-before="page"/>
      <style:text-properties officeooo:rsid="001e7d02" officeooo:paragraph-rsid="006fda49"/>
    </style:style>
    <style:style style:name="P102" style:family="paragraph" style:parent-style-name="Table_20_Contents">
      <style:paragraph-properties fo:text-align="center" style:justify-single-word="false"/>
      <style:text-properties fo:font-size="11pt" officeooo:rsid="001e7d02" officeooo:paragraph-rsid="006fda49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fo:font-size="11pt" officeooo:rsid="001e7d02" officeooo:paragraph-rsid="0071fc6f" style:font-size-asian="11pt" style:font-size-complex="11pt"/>
    </style:style>
    <style:style style:name="P104" style:family="paragraph" style:parent-style-name="Table_20_Contents">
      <style:text-properties fo:font-size="11pt" officeooo:rsid="0040dc54" officeooo:paragraph-rsid="006fda49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fo:font-size="11pt" officeooo:rsid="0040dc54" officeooo:paragraph-rsid="006fda49" style:font-size-asian="11pt" style:font-size-complex="11pt"/>
    </style:style>
    <style:style style:name="P106" style:family="paragraph" style:parent-style-name="Table_20_Contents">
      <style:text-properties fo:font-size="11pt" officeooo:rsid="0041d6b6" officeooo:paragraph-rsid="006fda49" style:font-size-asian="11pt" style:font-size-complex="11pt"/>
    </style:style>
    <style:style style:name="P107" style:family="paragraph" style:parent-style-name="Table_20_Contents">
      <style:text-properties fo:font-size="11pt" officeooo:rsid="004f5c28" officeooo:paragraph-rsid="006fda49" style:font-size-asian="11pt" style:font-size-complex="11pt"/>
    </style:style>
    <style:style style:name="P108" style:family="paragraph" style:parent-style-name="Table_20_Contents">
      <style:text-properties fo:font-size="11pt" officeooo:rsid="0053032c" officeooo:paragraph-rsid="006fda49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fo:font-size="11pt" officeooo:rsid="0053032c" officeooo:paragraph-rsid="006fda49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fo:font-size="11pt" fo:font-weight="bold" officeooo:rsid="00714206" officeooo:paragraph-rsid="00714206" style:font-size-asian="11pt" style:font-weight-asian="bold" style:font-size-complex="11pt" style:font-weight-complex="bold"/>
    </style:style>
    <style:style style:name="P111" style:family="paragraph" style:parent-style-name="Table_20_Heading">
      <style:paragraph-properties fo:text-align="center" style:justify-single-word="false"/>
      <style:text-properties fo:font-size="11pt" officeooo:rsid="001e7d02" officeooo:paragraph-rsid="006fda49" style:font-size-asian="11pt" style:font-size-complex="11pt"/>
    </style:style>
    <style:style style:name="P112" style:family="paragraph" style:parent-style-name="Table_20_Heading">
      <style:paragraph-properties fo:text-align="center" style:justify-single-word="false"/>
      <style:text-properties fo:font-size="11pt" officeooo:rsid="0071fc6f" officeooo:paragraph-rsid="0071fc6f" style:font-size-asian="11pt" style:font-size-complex="11pt"/>
    </style:style>
    <style:style style:name="T1" style:family="text">
      <style:text-properties officeooo:rsid="00238102"/>
    </style:style>
    <style:style style:name="T2" style:family="text">
      <style:text-properties officeooo:rsid="002564b6"/>
    </style:style>
    <style:style style:name="T3" style:family="text">
      <style:text-properties officeooo:rsid="0026f8e6"/>
    </style:style>
    <style:style style:name="T4" style:family="text">
      <style:text-properties officeooo:rsid="002b1cfc"/>
    </style:style>
    <style:style style:name="T5" style:family="text">
      <style:text-properties officeooo:rsid="002d0d1d"/>
    </style:style>
    <style:style style:name="T6" style:family="text">
      <style:text-properties officeooo:rsid="002d46ac"/>
    </style:style>
    <style:style style:name="T7" style:family="text">
      <style:text-properties officeooo:rsid="002dfdf9"/>
    </style:style>
    <style:style style:name="T8" style:family="text">
      <style:text-properties officeooo:rsid="002fc08f"/>
    </style:style>
    <style:style style:name="T9" style:family="text">
      <style:text-properties officeooo:rsid="0032938d"/>
    </style:style>
    <style:style style:name="T10" style:family="text">
      <style:text-properties officeooo:rsid="00352ba6"/>
    </style:style>
    <style:style style:name="T11" style:family="text">
      <style:text-properties officeooo:rsid="0036cacf"/>
    </style:style>
    <style:style style:name="T12" style:family="text">
      <style:text-properties officeooo:rsid="00377a60"/>
    </style:style>
    <style:style style:name="T13" style:family="text">
      <style:text-properties officeooo:rsid="00384d84"/>
    </style:style>
    <style:style style:name="T14" style:family="text">
      <style:text-properties officeooo:rsid="0039052a"/>
    </style:style>
    <style:style style:name="T15" style:family="text">
      <style:text-properties officeooo:rsid="003b005e"/>
    </style:style>
    <style:style style:name="T16" style:family="text">
      <style:text-properties officeooo:rsid="003c1d96"/>
    </style:style>
    <style:style style:name="T17" style:family="text">
      <style:text-properties officeooo:rsid="003daf34"/>
    </style:style>
    <style:style style:name="T18" style:family="text">
      <style:text-properties officeooo:rsid="003e5bd2"/>
    </style:style>
    <style:style style:name="T19" style:family="text">
      <style:text-properties officeooo:rsid="003e92d3"/>
    </style:style>
    <style:style style:name="T20" style:family="text">
      <style:text-properties officeooo:rsid="00414331"/>
    </style:style>
    <style:style style:name="T21" style:family="text">
      <style:text-properties officeooo:rsid="0041d6b6"/>
    </style:style>
    <style:style style:name="T22" style:family="text">
      <style:text-properties officeooo:rsid="0044d9e5"/>
    </style:style>
    <style:style style:name="T23" style:family="text">
      <style:text-properties officeooo:rsid="004623c9"/>
    </style:style>
    <style:style style:name="T24" style:family="text">
      <style:text-properties officeooo:rsid="004817dc"/>
    </style:style>
    <style:style style:name="T25" style:family="text">
      <style:text-properties officeooo:rsid="0048650c"/>
    </style:style>
    <style:style style:name="T26" style:family="text">
      <style:text-properties officeooo:rsid="00486546"/>
    </style:style>
    <style:style style:name="T27" style:family="text">
      <style:text-properties officeooo:rsid="004b429b"/>
    </style:style>
    <style:style style:name="T28" style:family="text">
      <style:text-properties style:text-underline-style="none" officeooo:rsid="004cf82b"/>
    </style:style>
    <style:style style:name="T29" style:family="text">
      <style:text-properties officeooo:rsid="004cf82b"/>
    </style:style>
    <style:style style:name="T30" style:family="text">
      <style:text-properties officeooo:rsid="004de4eb"/>
    </style:style>
    <style:style style:name="T31" style:family="text">
      <style:text-properties officeooo:rsid="004fc0c1"/>
    </style:style>
    <style:style style:name="T32" style:family="text">
      <style:text-properties officeooo:rsid="0050b2be"/>
    </style:style>
    <style:style style:name="T33" style:family="text">
      <style:text-properties officeooo:rsid="00529992"/>
    </style:style>
    <style:style style:name="T34" style:family="text">
      <style:text-properties officeooo:rsid="00531a27"/>
    </style:style>
    <style:style style:name="T35" style:family="text">
      <style:text-properties officeooo:rsid="00539887"/>
    </style:style>
    <style:style style:name="T36" style:family="text">
      <style:text-properties officeooo:rsid="0053f9c8"/>
    </style:style>
    <style:style style:name="T37" style:family="text">
      <style:text-properties officeooo:rsid="0054d602"/>
    </style:style>
    <style:style style:name="T38" style:family="text">
      <style:text-properties officeooo:rsid="0056ad60"/>
    </style:style>
    <style:style style:name="T39" style:family="text">
      <style:text-properties officeooo:rsid="005b8221"/>
    </style:style>
    <style:style style:name="T40" style:family="text">
      <style:text-properties officeooo:rsid="005c60a6"/>
    </style:style>
    <style:style style:name="T41" style:family="text">
      <style:text-properties officeooo:rsid="005ce344"/>
    </style:style>
    <style:style style:name="T42" style:family="text">
      <style:text-properties officeooo:rsid="005df2d9"/>
    </style:style>
    <style:style style:name="T43" style:family="text">
      <style:text-properties officeooo:rsid="005f8660"/>
    </style:style>
    <style:style style:name="T44" style:family="text">
      <style:text-properties officeooo:rsid="00621a6a"/>
    </style:style>
    <style:style style:name="T45" style:family="text">
      <style:text-properties officeooo:rsid="0063b21b"/>
    </style:style>
    <style:style style:name="T46" style:family="text">
      <style:text-properties officeooo:rsid="00659be7"/>
    </style:style>
    <style:style style:name="T47" style:family="text">
      <style:text-properties officeooo:rsid="00684bb7"/>
    </style:style>
    <style:style style:name="T48" style:family="text">
      <style:text-properties officeooo:rsid="006b5a2d"/>
    </style:style>
    <style:style style:name="T49" style:family="text">
      <style:text-properties officeooo:rsid="006be5ba"/>
    </style:style>
    <style:style style:name="T50" style:family="text">
      <style:text-properties officeooo:rsid="006fda49"/>
    </style:style>
    <style:style style:name="T51" style:family="text">
      <style:text-properties style:text-position="sub 58%"/>
    </style:style>
    <style:style style:name="T52" style:family="text">
      <style:text-properties style:text-position="sub 58%" officeooo:rsid="002fc08f"/>
    </style:style>
    <style:style style:name="T53" style:family="text">
      <style:text-properties style:text-position="sub 58%" officeooo:rsid="003e92d3"/>
    </style:style>
    <style:style style:name="T54" style:family="text">
      <style:text-properties style:text-position="sub 58%" fo:font-size="11pt" style:font-size-asian="11pt" style:font-size-complex="11pt"/>
    </style:style>
    <style:style style:name="T55" style:family="text">
      <style:text-properties style:text-position="sub 58%" officeooo:rsid="002d0d1d"/>
    </style:style>
    <style:style style:name="T56" style:family="text">
      <style:text-properties style:text-position="super 58%"/>
    </style:style>
    <style:style style:name="T57" style:family="text">
      <style:text-properties style:text-position="super 58%" officeooo:rsid="002fc08f"/>
    </style:style>
    <style:style style:name="T58" style:family="text">
      <style:text-properties style:text-position="super 58%" officeooo:rsid="003e92d3"/>
    </style:style>
    <style:style style:name="T59" style:family="text">
      <style:text-properties style:text-position="super 58%" fo:font-size="11pt" style:font-size-asian="11pt" style:font-size-complex="11pt"/>
    </style:style>
    <style:style style:name="T60" style:family="text">
      <style:text-properties style:text-position="super 58%" officeooo:rsid="002d0d1d"/>
    </style:style>
    <style:style style:name="T61" style:family="text">
      <style:text-properties officeooo:rsid="001e7d02"/>
    </style:style>
    <style:style style:name="T62" style:family="text">
      <style:text-properties fo:font-size="11pt" style:font-size-asian="11pt" style:font-size-complex="11pt"/>
    </style:style>
    <style:style style:name="T63" style:family="text">
      <style:text-properties fo:font-size="11pt" officeooo:rsid="002d0d1d" style:font-size-asian="11pt" style:font-size-complex="11pt"/>
    </style:style>
    <style:style style:name="T64" style:family="text">
      <style:text-properties officeooo:rsid="0071fc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аблица 2. </text:p>
      <text:p text:style-name="P4">Спектр MS2 <text:span text:style-name="T3">диазониевых ионов [X-Ar-N2]+ </text:span>при различных энергиях столкновений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E"/>
        <table:table-column table:style-name="Таблица1.I"/>
        <table:table-header-rows>
          <table:table-row>
            <table:table-cell table:style-name="Таблица1.A1" table:number-rows-spanned="2" office:value-type="string">
              <text:p text:style-name="P8">Образец</text:p>
            </table:table-cell>
            <table:table-cell table:style-name="Таблица1.A1" table:number-rows-spanned="2" office:value-type="string">
              <text:p text:style-name="P8">Прекурсор</text:p>
            </table:table-cell>
            <table:table-cell table:style-name="Таблица1.C1" table:number-columns-spanned="7" office:value-type="string">
              <text:p text:style-name="P8">E collision, Ev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1.C2" office:value-type="string">
              <text:p text:style-name="P11">0</text:p>
            </table:table-cell>
            <table:table-cell table:style-name="Таблица1.C2" office:value-type="string">
              <text:p text:style-name="P11">0.01</text:p>
            </table:table-cell>
            <table:table-cell table:style-name="Таблица1.C2" office:value-type="string">
              <text:p text:style-name="P11">0.1</text:p>
            </table:table-cell>
            <table:table-cell table:style-name="Таблица1.C2" office:value-type="string">
              <text:p text:style-name="P11">1</text:p>
            </table:table-cell>
            <table:table-cell table:style-name="Таблица1.C2" office:value-type="string">
              <text:p text:style-name="P11">10</text:p>
            </table:table-cell>
            <table:table-cell table:style-name="Таблица1.C2" office:value-type="string">
              <text:p text:style-name="P11">20</text:p>
            </table:table-cell>
            <table:table-cell table:style-name="Таблица1.I2" office:value-type="string">
              <text:p text:style-name="P11">40</text:p>
            </table:table-cell>
          </table:table-row>
        </table:table-header-rows>
        <table:table-row>
          <table:table-cell table:style-name="Таблица1.C2" office:value-type="string">
            <text:p text:style-name="P11">2-NO2-Ph-N2+ OTf-</text:p>
          </table:table-cell>
          <table:table-cell table:style-name="Таблица1.C2" office:value-type="string">
            <text:p text:style-name="P10">150.03</text:p>
          </table:table-cell>
          <table:table-cell table:style-name="Таблица1.C2" office:value-type="string">
            <text:p text:style-name="P19">150.03 (100)</text:p>
            <text:p text:style-name="P19">94.03 (15)</text:p>
            <text:p text:style-name="P19">92.03 (14)</text:p>
            <text:p text:style-name="P19">51.02 (12)</text:p>
          </table:table-cell>
          <table:table-cell table:style-name="Таблица1.C2" office:value-type="string">
            <text:p text:style-name="P19">150.03 (100)</text:p>
            <text:p text:style-name="P19">94.03 (16)</text:p>
            <text:p text:style-name="P19">92.03 (14)</text:p>
            <text:p text:style-name="P19">51.02 (11)</text:p>
          </table:table-cell>
          <table:table-cell table:style-name="Таблица1.C2" office:value-type="string">
            <text:p text:style-name="P20">150.03 (100)</text:p>
            <text:p text:style-name="P20">94.03 (17)</text:p>
            <text:p text:style-name="P20">92.03 (15)</text:p>
            <text:p text:style-name="P20">51.03 (12)</text:p>
          </table:table-cell>
          <table:table-cell table:style-name="Таблица1.C2" office:value-type="string">
            <text:p text:style-name="P20">150.03 (1<text:span text:style-name="T1">00</text:span>)</text:p>
            <text:p text:style-name="P20">94.03 (<text:span text:style-name="T1">24</text:span>)</text:p>
            <text:p text:style-name="P20">92.03 (<text:span text:style-name="T1">22</text:span>)</text:p>
            <text:p text:style-name="P20">78.03 (1<text:span text:style-name="T1">2</text:span>)</text:p>
            <text:p text:style-name="P20">51.02 (<text:span text:style-name="T1">19</text:span>)</text:p>
            <text:p text:style-name="P20"/>
          </table:table-cell>
          <table:table-cell table:style-name="Таблица1.C2" office:value-type="string">
            <text:p text:style-name="P21">150.03 (1)</text:p>
            <text:p text:style-name="P21">94.03 (60)</text:p>
            <text:p text:style-name="P21">92.03 (96)</text:p>
            <text:p text:style-name="P21">78.03 (14)</text:p>
            <text:p text:style-name="P21">64.03 (24)</text:p>
            <text:p text:style-name="P21">53.00 (55)</text:p>
            <text:p text:style-name="P21">51.02 (100)</text:p>
            <text:p text:style-name="P21">39.02 (34)</text:p>
          </table:table-cell>
          <table:table-cell table:style-name="Таблица1.C2" office:value-type="string">
            <text:p text:style-name="P22">150.03 (<text:span text:style-name="T2">0</text:span>)</text:p>
            <text:p text:style-name="P22">94.03 (<text:span text:style-name="T2">3</text:span>)</text:p>
            <text:p text:style-name="P22">92.03 (<text:span text:style-name="T2">20</text:span>)</text:p>
            <text:p text:style-name="P22"><text:span text:style-name="T2">64</text:span>.03 (<text:span text:style-name="T2">75</text:span>)</text:p>
            <text:p text:style-name="P22">6<text:span text:style-name="T2">3</text:span>.0<text:span text:style-name="T2">2</text:span> (<text:span text:style-name="T2">58</text:span>)</text:p>
            <text:p text:style-name="P22">53.00 (<text:span text:style-name="T2">100</text:span>)</text:p>
            <text:p text:style-name="P22">51.02 (<text:span text:style-name="T2">80</text:span>)</text:p>
            <text:p text:style-name="P22">39.02 (<text:span text:style-name="T2">40</text:span>)</text:p>
          </table:table-cell>
          <table:table-cell table:style-name="Таблица1.I2" office:value-type="string">
            <text:p text:style-name="P22">150.03 (<text:span text:style-name="T2">0</text:span>)</text:p>
            <text:p text:style-name="P22"><text:span text:style-name="T2">64</text:span>.03 (<text:span text:style-name="T2">12</text:span>)</text:p>
            <text:p text:style-name="P23">63.11 (15)</text:p>
            <text:p text:style-name="P22">6<text:span text:style-name="T2">3</text:span>.0<text:span text:style-name="T2">2</text:span> (<text:span text:style-name="T2">100</text:span>)</text:p>
            <text:p text:style-name="P22">53.00 (<text:span text:style-name="T2">43</text:span>)</text:p>
            <text:p text:style-name="P22">51.02 (<text:span text:style-name="T2">19</text:span>)</text:p>
            <text:p text:style-name="P23">50.02 (17)</text:p>
            <text:p text:style-name="P22">39.02 (<text:span text:style-name="T2">12</text:span>)</text:p>
          </table:table-cell>
        </table:table-row>
        <table:table-row>
          <table:table-cell table:style-name="Таблица1.C2" office:value-type="string">
            <text:p text:style-name="P12"><text:span text:style-name="T3">3</text:span>-NO2-Ph-N2+ OTf-</text:p>
          </table:table-cell>
          <table:table-cell table:style-name="Таблица1.C2" office:value-type="string">
            <text:p text:style-name="P24">150.03</text:p>
          </table:table-cell>
          <table:table-cell table:style-name="Таблица1.C2" office:value-type="string">
            <text:p text:style-name="P24">-</text:p>
          </table:table-cell>
          <table:table-cell table:style-name="Таблица1.C2" office:value-type="string">
            <text:p text:style-name="P24">-</text:p>
          </table:table-cell>
          <table:table-cell table:style-name="Таблица1.C2" office:value-type="string">
            <text:p text:style-name="P24">-</text:p>
          </table:table-cell>
          <table:table-cell table:style-name="Таблица1.C2" office:value-type="string">
            <text:p text:style-name="P24">-</text:p>
          </table:table-cell>
          <table:table-cell table:style-name="Таблица1.C2" office:value-type="string">
            <text:p text:style-name="P24">-</text:p>
          </table:table-cell>
          <table:table-cell table:style-name="Таблица1.C2" office:value-type="string">
            <text:p text:style-name="P24">-</text:p>
          </table:table-cell>
          <table:table-cell table:style-name="Таблица1.I2" office:value-type="string">
            <text:p text:style-name="P24">-</text:p>
          </table:table-cell>
        </table:table-row>
        <table:table-row>
          <table:table-cell table:style-name="Таблица1.C2" office:value-type="string">
            <text:p text:style-name="P13"><text:span text:style-name="T5">4</text:span>-NO2-Ph-N2+ OTf-</text:p>
          </table:table-cell>
          <table:table-cell table:style-name="Таблица1.C2" office:value-type="string">
            <text:p text:style-name="P25">150.03</text:p>
          </table:table-cell>
          <table:table-cell table:style-name="Таблица1.C2" office:value-type="string">
            <text:p text:style-name="P25">150.03 (26)</text:p>
            <text:p text:style-name="P25">122.02 (100)</text:p>
          </table:table-cell>
          <table:table-cell table:style-name="Таблица1.C2" office:value-type="string">
            <text:p text:style-name="P25">150.03 (26)</text:p>
            <text:p text:style-name="P25">122.02 (100)</text:p>
          </table:table-cell>
          <table:table-cell table:style-name="Таблица1.C2" office:value-type="string">
            <text:p text:style-name="P25">150.03 (24)</text:p>
            <text:p text:style-name="P25">122.02 (100)</text:p>
          </table:table-cell>
          <table:table-cell table:style-name="Таблица1.C2" office:value-type="string">
            <text:p text:style-name="P25">150.03 (15)</text:p>
            <text:p text:style-name="P25">122.02 (100)</text:p>
          </table:table-cell>
          <table:table-cell table:style-name="Таблица1.C2" office:value-type="string">
            <text:p text:style-name="P25">150.03 (0)</text:p>
            <text:p text:style-name="P25">122.02 (62)</text:p>
            <text:p text:style-name="P25">92.03 (74)</text:p>
            <text:p text:style-name="P25">75.02 (100)</text:p>
            <text:p text:style-name="P25">64.03 (13)</text:p>
          </table:table-cell>
          <table:table-cell table:style-name="Таблица1.C2" office:value-type="string">
            <text:p text:style-name="P25">150.03 (0)</text:p>
            <text:p text:style-name="P25">122.02 (0)</text:p>
            <text:p text:style-name="P25">92.03 (12)</text:p>
            <text:p text:style-name="P28">76.03 (11)</text:p>
            <text:p text:style-name="P25">75.02 (100)</text:p>
            <text:p text:style-name="P25">64.03 (12)</text:p>
          </table:table-cell>
          <table:table-cell table:style-name="Таблица1.I2" office:value-type="string">
            <text:p text:style-name="P26">150.03 (0)</text:p>
            <text:p text:style-name="P26">122.02 (0)</text:p>
            <text:p text:style-name="P26">7<text:span text:style-name="T4">6</text:span>.0<text:span text:style-name="T4">3</text:span> (<text:span text:style-name="T4">13</text:span>)</text:p>
            <text:p text:style-name="P26">75.02 (100)</text:p>
            <text:p text:style-name="P27">74.02 (41)</text:p>
            <text:p text:style-name="P26">64.03 (1<text:span text:style-name="T4">6</text:span>)</text:p>
            <text:p text:style-name="P27">50.02 (20)</text:p>
          </table:table-cell>
        </table:table-row>
        <table:table-row>
          <table:table-cell table:style-name="Таблица1.C2" office:value-type="string">
            <text:p text:style-name="P14"><text:span text:style-name="T5">4</text:span>-<text:span text:style-name="T6">CH3O</text:span>-Ph-N2+ OTf-</text:p>
          </table:table-cell>
          <table:table-cell table:style-name="Таблица1.C2" office:value-type="string">
            <text:p text:style-name="P29">135.05</text:p>
          </table:table-cell>
          <table:table-cell table:style-name="Таблица1.C2" office:value-type="string">
            <text:p text:style-name="P30">-</text:p>
          </table:table-cell>
          <table:table-cell table:style-name="Таблица1.C2" office:value-type="string">
            <text:p text:style-name="P30">-</text:p>
          </table:table-cell>
          <table:table-cell table:style-name="Таблица1.C2" office:value-type="string">
            <text:p text:style-name="P30">-</text:p>
          </table:table-cell>
          <table:table-cell table:style-name="Таблица1.C2" office:value-type="string">
            <text:p text:style-name="P30">-</text:p>
          </table:table-cell>
          <table:table-cell table:style-name="Таблица1.C2" office:value-type="string">
            <text:p text:style-name="P30">-</text:p>
          </table:table-cell>
          <table:table-cell table:style-name="Таблица1.C2" office:value-type="string">
            <text:p text:style-name="P30">-</text:p>
          </table:table-cell>
          <table:table-cell table:style-name="Таблица1.I2" office:value-type="string">
            <text:p text:style-name="P30">-</text:p>
          </table:table-cell>
        </table:table-row>
        <table:table-row>
          <table:table-cell table:style-name="Таблица1.C2" office:value-type="string">
            <text:p text:style-name="P15"><text:span text:style-name="T5">4</text:span>-NO2-Ph-N2+ OT<text:span text:style-name="T7">s</text:span>-</text:p>
          </table:table-cell>
          <table:table-cell table:style-name="Таблица1.C2" office:value-type="string">
            <text:p text:style-name="P31">150.03</text:p>
          </table:table-cell>
          <table:table-cell table:style-name="Таблица1.C2" office:value-type="string">
            <text:p text:style-name="P31">-</text:p>
          </table:table-cell>
          <table:table-cell table:style-name="Таблица1.C2" office:value-type="string">
            <text:p text:style-name="P31">-</text:p>
          </table:table-cell>
          <table:table-cell table:style-name="Таблица1.C2" office:value-type="string">
            <text:p text:style-name="P31">-</text:p>
          </table:table-cell>
          <table:table-cell table:style-name="Таблица1.C2" office:value-type="string">
            <text:p text:style-name="P31">-</text:p>
          </table:table-cell>
          <table:table-cell table:style-name="Таблица1.C2" office:value-type="string">
            <text:p text:style-name="P31">-</text:p>
          </table:table-cell>
          <table:table-cell table:style-name="Таблица1.C2" office:value-type="string">
            <text:p text:style-name="P31">-</text:p>
          </table:table-cell>
          <table:table-cell table:style-name="Таблица1.I2" office:value-type="string">
            <text:p text:style-name="P31">-</text:p>
          </table:table-cell>
        </table:table-row>
        <table:table-row>
          <table:table-cell table:style-name="Таблица1.C2" office:value-type="string">
            <text:p text:style-name="P16"><text:span text:style-name="T5">4</text:span>-NO2-Ph-N2+ <text:span text:style-name="T8">BF4-</text:span></text:p>
          </table:table-cell>
          <table:table-cell table:style-name="Таблица1.C2" office:value-type="string">
            <text:p text:style-name="P32">150.03</text:p>
          </table:table-cell>
          <table:table-cell table:style-name="Таблица1.C2" office:value-type="string">
            <text:p text:style-name="P33">-</text:p>
          </table:table-cell>
          <table:table-cell table:style-name="Таблица1.C2" office:value-type="string">
            <text:p text:style-name="P33">-</text:p>
          </table:table-cell>
          <table:table-cell table:style-name="Таблица1.C2" office:value-type="string">
            <text:p text:style-name="P33">-</text:p>
          </table:table-cell>
          <table:table-cell table:style-name="Таблица1.C2" office:value-type="string">
            <text:p text:style-name="P33">-</text:p>
          </table:table-cell>
          <table:table-cell table:style-name="Таблица1.C2" office:value-type="string">
            <text:p text:style-name="P33">-</text:p>
          </table:table-cell>
          <table:table-cell table:style-name="Таблица1.C2" office:value-type="string">
            <text:p text:style-name="P33">-</text:p>
          </table:table-cell>
          <table:table-cell table:style-name="Таблица1.I2" office:value-type="string">
            <text:p text:style-name="P33">-</text:p>
          </table:table-cell>
        </table:table-row>
        <table:table-row>
          <table:table-cell table:style-name="Таблица1.C2" office:value-type="string">
            <text:p text:style-name="P33">2-HOOC-Ph-N2+ OTf-</text:p>
          </table:table-cell>
          <table:table-cell table:style-name="Таблица1.C2" office:value-type="string">
            <text:p text:style-name="P10">149.02</text:p>
          </table:table-cell>
          <table:table-cell table:style-name="Таблица1.C2" office:value-type="string">
            <text:p text:style-name="P10">-</text:p>
          </table:table-cell>
          <table:table-cell table:style-name="Таблица1.C2" office:value-type="string">
            <text:p text:style-name="P10">-</text:p>
          </table:table-cell>
          <table:table-cell table:style-name="Таблица1.C2" office:value-type="string">
            <text:p text:style-name="P10">-</text:p>
          </table:table-cell>
          <table:table-cell table:style-name="Таблица1.C2" office:value-type="string">
            <text:p text:style-name="P10">-</text:p>
          </table:table-cell>
          <table:table-cell table:style-name="Таблица1.C2" office:value-type="string">
            <text:p text:style-name="P10">-</text:p>
          </table:table-cell>
          <table:table-cell table:style-name="Таблица1.C2" office:value-type="string">
            <text:p text:style-name="P10">-</text:p>
          </table:table-cell>
          <table:table-cell table:style-name="Таблица1.I2" office:value-type="string">
            <text:p text:style-name="P10">-</text:p>
          </table:table-cell>
        </table:table-row>
        <table:table-row>
          <table:table-cell table:style-name="Таблица1.C2" office:value-type="string">
            <text:p text:style-name="P34"><text:span text:style-name="T9">4</text:span>-<text:span text:style-name="T9">Br-</text:span>Ph-N2+ OTf-</text:p>
          </table:table-cell>
          <table:table-cell table:style-name="Таблица1.C2" office:value-type="string">
            <text:p text:style-name="P38">183.00</text:p>
          </table:table-cell>
          <table:table-cell table:style-name="Таблица1.C2" office:value-type="string">
            <text:p text:style-name="P38">-</text:p>
          </table:table-cell>
          <table:table-cell table:style-name="Таблица1.C2" office:value-type="string">
            <text:p text:style-name="P38">184.99 (<text:span text:style-name="T10">58</text:span>)</text:p>
            <text:p text:style-name="P39">183.00 (52)</text:p>
            <text:p text:style-name="P39">156.99 (<text:span text:style-name="T11">88</text:span>)</text:p>
            <text:p text:style-name="P40">155.00 (100)</text:p>
          </table:table-cell>
          <table:table-cell table:style-name="Таблица1.C2" office:value-type="string">
            <text:p text:style-name="P38">184.99 (<text:span text:style-name="T12">40</text:span>)</text:p>
            <text:p text:style-name="P39">183.00 (<text:span text:style-name="T12">58</text:span>)</text:p>
            <text:p text:style-name="P39">156.99 (<text:span text:style-name="T12">100</text:span>)</text:p>
            <text:p text:style-name="P40">155.00 (<text:span text:style-name="T12">89</text:span>)</text:p>
          </table:table-cell>
          <table:table-cell table:style-name="Таблица1.C2" office:value-type="string">
            <text:p text:style-name="P38">184.99 (<text:span text:style-name="T13">30</text:span>)</text:p>
            <text:p text:style-name="P39">183.00 (<text:span text:style-name="T13">42</text:span>)</text:p>
            <text:p text:style-name="P39">156.99 (<text:span text:style-name="T13">100</text:span>)</text:p>
            <text:p text:style-name="P40">155.00 (<text:span text:style-name="T13">95</text:span>)</text:p>
          </table:table-cell>
          <table:table-cell table:style-name="Таблица1.C2" office:value-type="string">
            <text:p text:style-name="P38">184.99 (<text:span text:style-name="T13">0</text:span>)</text:p>
            <text:p text:style-name="P39">183.00 (<text:span text:style-name="T14">0</text:span>)</text:p>
            <text:p text:style-name="P39">156.99 (<text:span text:style-name="T15">100</text:span>)</text:p>
            <text:p text:style-name="P40">155.00 (<text:span text:style-name="T15">65</text:span>)</text:p>
          </table:table-cell>
          <table:table-cell table:style-name="Таблица1.C2" office:value-type="string">
            <text:p text:style-name="P38">184.99 (<text:span text:style-name="T13">0</text:span>)</text:p>
            <text:p text:style-name="P39">183.00 (<text:span text:style-name="T14">0</text:span>)</text:p>
            <text:p text:style-name="P39">156.99 (<text:span text:style-name="T14">97</text:span>)</text:p>
            <text:p text:style-name="P40">155.00 (<text:span text:style-name="T14">100</text:span>)</text:p>
          </table:table-cell>
          <table:table-cell table:style-name="Таблица1.I2" office:value-type="string">
            <text:p text:style-name="P41">76.08 (100)</text:p>
            <text:p text:style-name="P41">50.06 (56)</text:p>
          </table:table-cell>
        </table:table-row>
        <table:table-row>
          <table:table-cell table:style-name="Таблица1.C2" office:value-type="string">
            <text:p text:style-name="P35">Ph-N2+ OTf-</text:p>
          </table:table-cell>
          <table:table-cell table:style-name="Таблица1.C2" office:value-type="string">
            <text:p text:style-name="P41">105.05</text:p>
          </table:table-cell>
          <table:table-cell table:style-name="Таблица1.C2" office:value-type="string">
            <text:p text:style-name="P41">105.05 (20)</text:p>
            <text:p text:style-name="P41">77.06 (100)</text:p>
          </table:table-cell>
          <table:table-cell table:style-name="Таблица1.C2" office:value-type="string">
            <text:p text:style-name="P41">105.05 (22)</text:p>
            <text:p text:style-name="P41">77.06 (100)</text:p>
          </table:table-cell>
          <table:table-cell table:style-name="Таблица1.C2" office:value-type="string">
            <text:p text:style-name="P41">105.05 (17)</text:p>
            <text:p text:style-name="P41">77.06 (100)</text:p>
          </table:table-cell>
          <table:table-cell table:style-name="Таблица1.C2" office:value-type="string">
            <text:p text:style-name="P42">105.05 (<text:span text:style-name="T16">9</text:span>)</text:p>
            <text:p text:style-name="P42">77.06 (100)</text:p>
          </table:table-cell>
          <table:table-cell table:style-name="Таблица1.C2" office:value-type="string">
            <text:p text:style-name="P42">105.05 (0)</text:p>
            <text:p text:style-name="P42">77.06 (100)</text:p>
          </table:table-cell>
          <table:table-cell table:style-name="Таблица1.C2" office:value-type="string">
            <text:p text:style-name="P42">105.05 (0)</text:p>
            <text:p text:style-name="P42">77.06 (100)</text:p>
            <text:p text:style-name="P43">51.06 (47)</text:p>
          </table:table-cell>
          <table:table-cell table:style-name="Таблица1.I2" office:value-type="string">
            <text:p text:style-name="P43">51.06 (100)</text:p>
            <text:p text:style-name="P43">42.07 (38)</text:p>
          </table:table-cell>
        </table:table-row>
        <table:table-row>
          <table:table-cell table:style-name="Таблица1.C2" office:value-type="string">
            <text:p text:style-name="P36"><text:span text:style-name="T17">HOOC-</text:span>Ph-N2+ OTf-</text:p>
          </table:table-cell>
          <table:table-cell table:style-name="Таблица1.C2" office:value-type="string">
            <text:p text:style-name="P44">149.05</text:p>
          </table:table-cell>
          <table:table-cell table:style-name="Таблица1.C2" office:value-type="string">
            <text:p text:style-name="P44">149.05 (16)</text:p>
            <text:p text:style-name="P44"><text:soft-page-break/>121.02 (100)</text:p>
          </table:table-cell>
          <table:table-cell table:style-name="Таблица1.C2" office:value-type="string">
            <text:p text:style-name="P45">149.05 (1<text:span text:style-name="T18">1</text:span>)</text:p>
            <text:p text:style-name="P45"><text:soft-page-break/>121.02 (100)</text:p>
          </table:table-cell>
          <table:table-cell table:style-name="Таблица1.C2" office:value-type="string">
            <text:p text:style-name="P45">149.05 (16)</text:p>
            <text:p text:style-name="P45"><text:soft-page-break/>121.02 (100)</text:p>
          </table:table-cell>
          <table:table-cell table:style-name="Таблица1.C2" office:value-type="string">
            <text:p text:style-name="P45">149.05 (1<text:span text:style-name="T18">1</text:span>)</text:p>
            <text:p text:style-name="P45"><text:soft-page-break/>121.02 (100)</text:p>
          </table:table-cell>
          <table:table-cell table:style-name="Таблица1.C2" office:value-type="string">
            <text:p text:style-name="P45">149.05 (<text:span text:style-name="T18">0</text:span>)</text:p>
            <text:p text:style-name="P45"><text:soft-page-break/>121.02 (100)</text:p>
          </table:table-cell>
          <table:table-cell table:style-name="Таблица1.C2" office:value-type="string">
            <text:p text:style-name="P46">65.07 (100)</text:p>
          </table:table-cell>
          <table:table-cell table:style-name="Таблица1.I2" office:value-type="string">
            <text:p text:style-name="P46">65.07 (27)</text:p>
            <text:p text:style-name="P46"><text:soft-page-break/>39.06 (100)</text:p>
          </table:table-cell>
        </table:table-row>
      </table:table>
      <text:p text:style-name="P1"/>
      <text:p text:style-name="P3">Таблица <text:span text:style-name="T19">3</text:span>. </text:p>
      <text:p text:style-name="P5">Спектр MS2 <text:span text:style-name="T19">комплексных диазониевых ионов [M + X-Ar-N2]+ </text:span>при различных энергиях столкновений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column table:style-name="Таблица2.G"/>
        <table:table-column table:style-name="Таблица2.E"/>
        <table:table-column table:style-name="Таблица2.I"/>
        <table:table-header-rows>
          <table:table-row>
            <table:table-cell table:style-name="Таблица2.A1" table:number-rows-spanned="2" office:value-type="string">
              <text:p text:style-name="P9">Образец</text:p>
            </table:table-cell>
            <table:table-cell table:style-name="Таблица2.A1" table:number-rows-spanned="2" office:value-type="string">
              <text:p text:style-name="P9">Прекурсор</text:p>
            </table:table-cell>
            <table:table-cell table:style-name="Таблица2.C1" table:number-columns-spanned="7" office:value-type="string">
              <text:p text:style-name="P9">E collision, Ev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2.C2" office:value-type="string">
              <text:p text:style-name="P17">0</text:p>
            </table:table-cell>
            <table:table-cell table:style-name="Таблица2.C2" office:value-type="string">
              <text:p text:style-name="P17">0.01</text:p>
            </table:table-cell>
            <table:table-cell table:style-name="Таблица2.C2" office:value-type="string">
              <text:p text:style-name="P17">0.1</text:p>
            </table:table-cell>
            <table:table-cell table:style-name="Таблица2.C2" office:value-type="string">
              <text:p text:style-name="P17">1</text:p>
            </table:table-cell>
            <table:table-cell table:style-name="Таблица2.C2" office:value-type="string">
              <text:p text:style-name="P17">10</text:p>
            </table:table-cell>
            <table:table-cell table:style-name="Таблица2.C2" office:value-type="string">
              <text:p text:style-name="P17">20</text:p>
            </table:table-cell>
            <table:table-cell table:style-name="Таблица2.I2" office:value-type="string">
              <text:p text:style-name="P17">40</text:p>
            </table:table-cell>
          </table:table-row>
        </table:table-header-rows>
        <table:table-row>
          <table:table-cell table:style-name="Таблица2.C2" office:value-type="string">
            <text:p text:style-name="P17">2-NO2-Ph-N2+ OTf-</text:p>
          </table:table-cell>
          <table:table-cell table:style-name="Таблица2.C2" office:value-type="string">
            <text:p text:style-name="P47">449.02</text:p>
          </table:table-cell>
          <table:table-cell table:style-name="Таблица2.C2" office:value-type="string">
            <text:p text:style-name="P47">449.02 (80)</text:p>
            <text:p text:style-name="P47">150.03 (100)</text:p>
          </table:table-cell>
          <table:table-cell table:style-name="Таблица2.C2" office:value-type="string">
            <text:p text:style-name="P47">449.02 (84)</text:p>
            <text:p text:style-name="P47">150.03 (100)</text:p>
          </table:table-cell>
          <table:table-cell table:style-name="Таблица2.C2" office:value-type="string">
            <text:p text:style-name="P47">449.02 (82)</text:p>
            <text:p text:style-name="P47">150.03 (100)</text:p>
          </table:table-cell>
          <table:table-cell table:style-name="Таблица2.C2" office:value-type="string">
            <text:p text:style-name="P47">449.02 (57)</text:p>
            <text:p text:style-name="P47">150.03 (100)</text:p>
          </table:table-cell>
          <table:table-cell table:style-name="Таблица2.C2" office:value-type="string">
            <text:p text:style-name="P47">449.02 (0)</text:p>
            <text:p text:style-name="P47">150.03 (100)</text:p>
            <text:p text:style-name="P47">94.03 (7)</text:p>
            <text:p text:style-name="P47">92.03 (9)</text:p>
          </table:table-cell>
          <table:table-cell table:style-name="Таблица2.C2" office:value-type="string">
            <text:p text:style-name="P48">150.03 (100)</text:p>
            <text:p text:style-name="P48">94.03 (44)</text:p>
            <text:p text:style-name="P48">92.03 (35)</text:p>
            <text:p text:style-name="P48">78.03 (17)</text:p>
            <text:p text:style-name="P48">51.03 (34)</text:p>
          </table:table-cell>
          <table:table-cell table:style-name="Таблица2.I2" office:value-type="string">
            <text:p text:style-name="P47">150.03 (<text:span text:style-name="T20">4</text:span>)</text:p>
            <text:p text:style-name="P47">94.03 (<text:span text:style-name="T20">59</text:span>)</text:p>
            <text:p text:style-name="P47">92.03 (<text:span text:style-name="T20">85</text:span>)</text:p>
            <text:p text:style-name="P47">7<text:span text:style-name="T20">4</text:span>.0<text:span text:style-name="T20">9</text:span> (1<text:span text:style-name="T20">5</text:span>)</text:p>
            <text:p text:style-name="P47"><text:span text:style-name="T20">64.03</text:span> (<text:span text:style-name="T20">16</text:span>)</text:p>
            <text:p text:style-name="P53">53.00 (44)</text:p>
            <text:p text:style-name="P53">51.03 (100)</text:p>
            <text:p text:style-name="P53">39.02 (35)</text:p>
          </table:table-cell>
        </table:table-row>
        <table:table-row>
          <table:table-cell table:style-name="Таблица2.C2" office:value-type="string">
            <text:p text:style-name="P17"><text:span text:style-name="T3">3</text:span>-NO2-Ph-N2+ OTf-</text:p>
          </table:table-cell>
          <table:table-cell table:style-name="Таблица2.C2" office:value-type="string">
            <text:p text:style-name="P49">449.02</text:p>
          </table:table-cell>
          <table:table-cell table:style-name="Таблица2.C2" office:value-type="string">
            <text:p text:style-name="P49">449.02 (<text:span text:style-name="T21">68</text:span>)</text:p>
            <text:p text:style-name="P49">150.03 (<text:span text:style-name="T21">1</text:span>00)</text:p>
            <text:p text:style-name="P54">122.02 (56)</text:p>
          </table:table-cell>
          <table:table-cell table:style-name="Таблица2.C2" office:value-type="string">
            <text:p text:style-name="P49">449.02 (<text:span text:style-name="T21">64</text:span>)</text:p>
            <text:p text:style-name="P49">150.03 (<text:span text:style-name="T21">1</text:span>00)</text:p>
            <text:p text:style-name="P54">122.02 (54)</text:p>
          </table:table-cell>
          <table:table-cell table:style-name="Таблица2.C2" office:value-type="string">
            <text:p text:style-name="P49">449.02 (<text:span text:style-name="T21">68</text:span>)</text:p>
            <text:p text:style-name="P49">150.03 (<text:span text:style-name="T21">1</text:span>00)</text:p>
            <text:p text:style-name="P54">122.02 (57)</text:p>
          </table:table-cell>
          <table:table-cell table:style-name="Таблица2.C2" office:value-type="string">
            <text:p text:style-name="P49">449.02 (<text:span text:style-name="T21">45</text:span>)</text:p>
            <text:p text:style-name="P49">150.03 (<text:span text:style-name="T21">1</text:span>00)</text:p>
            <text:p text:style-name="P54">122.02 (58)</text:p>
          </table:table-cell>
          <table:table-cell table:style-name="Таблица2.C2" office:value-type="string">
            <text:p text:style-name="P49">449.02 (<text:span text:style-name="T21">0</text:span>)</text:p>
            <text:p text:style-name="P49">150.03 (<text:span text:style-name="T21">51</text:span>)</text:p>
            <text:p text:style-name="P54">122.02 (100)</text:p>
          </table:table-cell>
          <table:table-cell table:style-name="Таблица2.C2" office:value-type="string">
            <text:p text:style-name="P49">449.02 (<text:span text:style-name="T21">0</text:span>)</text:p>
            <text:p text:style-name="P49">150.03 (<text:span text:style-name="T21">7</text:span>)</text:p>
            <text:p text:style-name="P54">122.02 (100)</text:p>
            <text:p text:style-name="P54">92.03 (7)</text:p>
          </table:table-cell>
          <table:table-cell table:style-name="Таблица2.I2" office:value-type="string">
            <text:p text:style-name="P49">150.03 (0)</text:p>
            <text:p text:style-name="P54">122.02 (78)</text:p>
            <text:p text:style-name="P54">92.03 (80)</text:p>
            <text:p text:style-name="P54">75.02 (100)</text:p>
            <text:p text:style-name="P54">64.03 (11)</text:p>
          </table:table-cell>
        </table:table-row>
        <table:table-row>
          <table:table-cell table:style-name="Таблица2.C2" office:value-type="string">
            <text:p text:style-name="P17"><text:span text:style-name="T5">4</text:span>-NO2-Ph-N2+ OTf-</text:p>
          </table:table-cell>
          <table:table-cell table:style-name="Таблица2.C2" office:value-type="string">
            <text:p text:style-name="P50">449.02</text:p>
          </table:table-cell>
          <table:table-cell table:style-name="Таблица2.C2" office:value-type="string">
            <text:p text:style-name="P50">449.02 (<text:span text:style-name="T22">49</text:span>)</text:p>
            <text:p text:style-name="P50">150.03 (<text:span text:style-name="T21">1</text:span>00)</text:p>
            <text:p text:style-name="P55">122.02 (<text:span text:style-name="T22">48</text:span>)</text:p>
          </table:table-cell>
          <table:table-cell table:style-name="Таблица2.C2" office:value-type="string">
            <text:p text:style-name="P58">-</text:p>
          </table:table-cell>
          <table:table-cell table:style-name="Таблица2.C2" office:value-type="string">
            <text:p text:style-name="P58">-</text:p>
          </table:table-cell>
          <table:table-cell table:style-name="Таблица2.C2" office:value-type="string">
            <text:p text:style-name="P51">449.02 (<text:span text:style-name="T23">29</text:span>)</text:p>
            <text:p text:style-name="P51">150.03 (<text:span text:style-name="T21">1</text:span>00)</text:p>
            <text:p text:style-name="P56">122.02 (5<text:span text:style-name="T23">2</text:span>)</text:p>
          </table:table-cell>
          <table:table-cell table:style-name="Таблица2.C2" office:value-type="string">
            <text:p text:style-name="P51">449.02 (<text:span text:style-name="T23">0</text:span>)</text:p>
            <text:p text:style-name="P51">150.03 (<text:span text:style-name="T23">48</text:span>)</text:p>
            <text:p text:style-name="P56">122.02 (<text:span text:style-name="T23">100</text:span>)</text:p>
            <text:p text:style-name="P57">74.10 (16)</text:p>
          </table:table-cell>
          <table:table-cell table:style-name="Таблица2.C2" office:value-type="string">
            <text:p text:style-name="P51">150.03 (<text:span text:style-name="T23">6</text:span>)</text:p>
            <text:p text:style-name="P56">122.02 (<text:span text:style-name="T23">100</text:span>)</text:p>
            <text:p text:style-name="P57">74.10 (18)</text:p>
          </table:table-cell>
          <table:table-cell table:style-name="Таблица2.I2" office:value-type="string">
            <text:p text:style-name="P51">150.03 (<text:span text:style-name="T23">0</text:span>)</text:p>
            <text:p text:style-name="P56">122.02 (<text:span text:style-name="T23">91</text:span>)</text:p>
            <text:p text:style-name="P57">92.03 (89)</text:p>
            <text:p text:style-name="P57">75.02 (100)</text:p>
            <text:p text:style-name="P57">74.10 (35)</text:p>
            <text:p text:style-name="P57">64.03 (12)</text:p>
          </table:table-cell>
        </table:table-row>
        <table:table-row>
          <table:table-cell table:style-name="Таблица2.C2" office:value-type="string">
            <text:p text:style-name="P17"><text:span text:style-name="T5">4</text:span>-<text:span text:style-name="T6">CH3O</text:span>-Ph-N2+ OTf-</text:p>
          </table:table-cell>
          <table:table-cell table:style-name="Таблица2.C2" office:value-type="string">
            <text:p text:style-name="P58">419.06</text:p>
          </table:table-cell>
          <table:table-cell table:style-name="Таблица2.C2" office:value-type="string">
            <text:p text:style-name="P58">419.06 (65)</text:p>
            <text:p text:style-name="P58">135.05 (100)</text:p>
            <text:p text:style-name="P58">107.05 (38)</text:p>
          </table:table-cell>
          <table:table-cell table:style-name="Таблица2.C2" office:value-type="string">
            <text:p text:style-name="P58">419.06 (64)</text:p>
            <text:p text:style-name="P58">135.05 (100)</text:p>
            <text:p text:style-name="P58">107.05 (37)</text:p>
          </table:table-cell>
          <table:table-cell table:style-name="Таблица2.C2" office:value-type="string">
            <text:p text:style-name="P58">419.06 (61)</text:p>
            <text:p text:style-name="P58">135.05 (100)</text:p>
            <text:p text:style-name="P58">107.05 (42)</text:p>
          </table:table-cell>
          <table:table-cell table:style-name="Таблица2.C2" office:value-type="string">
            <text:p text:style-name="P58">419.06 (37)</text:p>
            <text:p text:style-name="P62">417.25 (15)</text:p>
            <text:p text:style-name="P58">135.05 (100)</text:p>
            <text:p text:style-name="P58">107.05 (3<text:span text:style-name="T24">4</text:span>)</text:p>
          </table:table-cell>
          <table:table-cell table:style-name="Таблица2.C2" office:value-type="string">
            <text:p text:style-name="P59">419.06 (<text:span text:style-name="T25">0</text:span>)</text:p>
            <text:p text:style-name="P59">135.05 (<text:span text:style-name="T25">60</text:span>)</text:p>
            <text:p text:style-name="P59">107.05 (<text:span text:style-name="T25">100</text:span>)</text:p>
            <text:p text:style-name="P63">77.04 (7)</text:p>
          </table:table-cell>
          <table:table-cell table:style-name="Таблица2.C2" office:value-type="string">
            <text:p text:style-name="P60">135.05 (1<text:span text:style-name="T26">1</text:span>)</text:p>
            <text:p text:style-name="P60">107.05 (<text:span text:style-name="T26">100</text:span>)</text:p>
            <text:p text:style-name="P64">77.04 (13)</text:p>
          </table:table-cell>
          <table:table-cell table:style-name="Таблица2.I2" office:value-type="string">
            <text:p text:style-name="P61">135.05 (<text:span text:style-name="T27">0</text:span>)</text:p>
            <text:p text:style-name="P61">107.05 (<text:span text:style-name="T27">62</text:span>)</text:p>
            <text:p text:style-name="P66">92.03 (37)</text:p>
            <text:p text:style-name="P65">77.04 (<text:span text:style-name="T28">100</text:span>)</text:p>
          </table:table-cell>
        </table:table-row>
        <table:table-row>
          <table:table-cell table:style-name="Таблица2.C2" office:value-type="string">
            <text:p text:style-name="P18"><text:span text:style-name="T5">4</text:span>-NO2-Ph-N2+ O<text:span text:style-name="T29">Ts</text:span>-</text:p>
          </table:table-cell>
          <table:table-cell table:style-name="Таблица2.C2" office:value-type="string">
            <text:p text:style-name="P52">4<text:span text:style-name="T30">71</text:span>.0<text:span text:style-name="T30">7</text:span></text:p>
          </table:table-cell>
          <table:table-cell table:style-name="Таблица2.C2" office:value-type="string">
            <text:p text:style-name="P67">471.07 (33)</text:p>
            <text:p text:style-name="P67"><text:soft-page-break/>150.03 (100)</text:p>
            <text:p text:style-name="P67">122.03 (46)</text:p>
          </table:table-cell>
          <table:table-cell table:style-name="Таблица2.C2" office:value-type="string">
            <text:p text:style-name="P67">471.07 (33)</text:p>
            <text:p text:style-name="P67"><text:soft-page-break/>150.03 (100)</text:p>
            <text:p text:style-name="P67">122.03 (4<text:span text:style-name="T31">9</text:span>)</text:p>
          </table:table-cell>
          <table:table-cell table:style-name="Таблица2.C2" office:value-type="string">
            <text:p text:style-name="P68">471.07 (3<text:span text:style-name="T31">2</text:span>)</text:p>
            <text:p text:style-name="P68"><text:soft-page-break/>150.03 (100)</text:p>
            <text:p text:style-name="P68">122.03 (46)</text:p>
          </table:table-cell>
          <table:table-cell table:style-name="Таблица2.C2" office:value-type="string">
            <text:p text:style-name="P68">471.07 (<text:span text:style-name="T31">17</text:span>)</text:p>
            <text:p text:style-name="P68"><text:soft-page-break/>150.03 (<text:span text:style-name="T31">100</text:span>)</text:p>
            <text:p text:style-name="P68">122.03 (4<text:span text:style-name="T31">9</text:span>)</text:p>
          </table:table-cell>
          <table:table-cell table:style-name="Таблица2.C2" office:value-type="string">
            <text:p text:style-name="P68">471.07 (<text:span text:style-name="T31">0</text:span>)</text:p>
            <text:p text:style-name="P68"><text:soft-page-break/>150.03 (<text:span text:style-name="T31">66</text:span>)</text:p>
            <text:p text:style-name="P68">122.03 (<text:span text:style-name="T31">100</text:span>)</text:p>
          </table:table-cell>
          <table:table-cell table:style-name="Таблица2.C2" office:value-type="string">
            <text:p text:style-name="P68">150.03 (10)</text:p>
            <text:p text:style-name="P68"><text:soft-page-break/>122.03 (<text:span text:style-name="T32">100</text:span>)</text:p>
            <text:p text:style-name="P70">92.03 (10)</text:p>
          </table:table-cell>
          <table:table-cell table:style-name="Таблица2.I2" office:value-type="string">
            <text:p text:style-name="P69">150.03 (0)</text:p>
            <text:p text:style-name="P69"><text:soft-page-break/>122.03 (<text:span text:style-name="T32">100</text:span>)</text:p>
            <text:p text:style-name="P71">92.03 (<text:span text:style-name="T33">38</text:span>)</text:p>
            <text:p text:style-name="P72">75.03 (56)</text:p>
          </table:table-cell>
        </table:table-row>
        <table:table-row>
          <table:table-cell table:style-name="Таблица2.C2" office:value-type="string">
            <text:p text:style-name="P17"><text:span text:style-name="T5">4</text:span>-NO2-Ph-N2+ <text:span text:style-name="T8">BF4-</text:span></text:p>
          </table:table-cell>
          <table:table-cell table:style-name="Таблица2.C2" office:value-type="string">
            <text:p text:style-name="P73">387.07</text:p>
          </table:table-cell>
          <table:table-cell table:style-name="Таблица2.C2" office:value-type="string">
            <text:p text:style-name="P73">387.07 (53)</text:p>
            <text:p text:style-name="P73">150.03 (100)</text:p>
            <text:p text:style-name="P73">122.02 (46)</text:p>
          </table:table-cell>
          <table:table-cell table:style-name="Таблица2.C2" office:value-type="string">
            <text:p text:style-name="P74">387.07 (<text:span text:style-name="T34">45</text:span>)</text:p>
            <text:p text:style-name="P74">150.03 (100)</text:p>
            <text:p text:style-name="P74">122.02 (<text:span text:style-name="T34">5</text:span>6)</text:p>
          </table:table-cell>
          <table:table-cell table:style-name="Таблица2.C2" office:value-type="string">
            <text:p text:style-name="P74">387.07 (<text:span text:style-name="T35">45</text:span>)</text:p>
            <text:p text:style-name="P74">150.03 (100)</text:p>
            <text:p text:style-name="P74">122.02 (<text:span text:style-name="T35">51</text:span>)</text:p>
          </table:table-cell>
          <table:table-cell table:style-name="Таблица2.C2" office:value-type="string">
            <text:p text:style-name="P75">387.07 (<text:span text:style-name="T36">17</text:span>)</text:p>
            <text:p text:style-name="P75">150.03 (100)</text:p>
            <text:p text:style-name="P75">122.02 (4<text:span text:style-name="T36">9</text:span>)</text:p>
          </table:table-cell>
          <table:table-cell table:style-name="Таблица2.C2" office:value-type="string">
            <text:p text:style-name="P76">387.07 (<text:span text:style-name="T37">0</text:span>)</text:p>
            <text:p text:style-name="P76">150.03 (<text:span text:style-name="T37">26</text:span>)</text:p>
            <text:p text:style-name="P76">122.02 (<text:span text:style-name="T37">100</text:span>)</text:p>
          </table:table-cell>
          <table:table-cell table:style-name="Таблица2.C2" office:value-type="string">
            <text:p text:style-name="P76">150.03 (0)</text:p>
            <text:p text:style-name="P76">122.02 (<text:span text:style-name="T37">100</text:span>)</text:p>
            <text:p text:style-name="P77">92.02 (9)</text:p>
          </table:table-cell>
          <table:table-cell table:style-name="Таблица2.I2" office:value-type="string">
            <text:p text:style-name="P76">122.02 (<text:span text:style-name="T38">49</text:span>)</text:p>
            <text:p text:style-name="P77">92.0<text:span text:style-name="T38">3</text:span> (<text:span text:style-name="T38">72</text:span>)</text:p>
            <text:p text:style-name="P78">75.02 (100)</text:p>
            <text:p text:style-name="P78">64.03 (17)</text:p>
          </table:table-cell>
        </table:table-row>
        <table:table-row>
          <table:table-cell table:style-name="Таблица2.C2" office:value-type="string">
            <text:p text:style-name="P37">2-HOOC-Ph-N2+ OTf-</text:p>
          </table:table-cell>
          <table:table-cell table:style-name="Таблица2.C2" office:value-type="string">
            <text:p text:style-name="P80">447.02</text:p>
          </table:table-cell>
          <table:table-cell table:style-name="Таблица2.C2" office:value-type="string">
            <text:p text:style-name="P79">-</text:p>
          </table:table-cell>
          <table:table-cell table:style-name="Таблица2.C2" office:value-type="string">
            <text:p text:style-name="P79">-</text:p>
          </table:table-cell>
          <table:table-cell table:style-name="Таблица2.C2" office:value-type="string">
            <text:p text:style-name="P79">-</text:p>
          </table:table-cell>
          <table:table-cell table:style-name="Таблица2.C2" office:value-type="string">
            <text:p text:style-name="P79">-</text:p>
          </table:table-cell>
          <table:table-cell table:style-name="Таблица2.C2" office:value-type="string">
            <text:p text:style-name="P79">-</text:p>
          </table:table-cell>
          <table:table-cell table:style-name="Таблица2.C2" office:value-type="string">
            <text:p text:style-name="P79">-</text:p>
          </table:table-cell>
          <table:table-cell table:style-name="Таблица2.I2" office:value-type="string">
            <text:p text:style-name="P79">-</text:p>
          </table:table-cell>
        </table:table-row>
        <table:table-row>
          <table:table-cell table:style-name="Таблица2.C2" office:value-type="string">
            <text:p text:style-name="P37"><text:span text:style-name="T9">4</text:span>-<text:span text:style-name="T9">Br-</text:span>Ph-N2+ OTf-</text:p>
          </table:table-cell>
          <table:table-cell table:style-name="Таблица2.C2" office:value-type="string">
            <text:p text:style-name="P81">514.86</text:p>
          </table:table-cell>
          <table:table-cell table:style-name="Таблица2.C2" office:value-type="string">
            <text:p text:style-name="P81">518.86 (32)</text:p>
            <text:p text:style-name="P81">516.86 (23)</text:p>
            <text:p text:style-name="P81">514.86 (0)</text:p>
            <text:p text:style-name="P81">184.96 (97)</text:p>
            <text:p text:style-name="P81">182.96 (100)</text:p>
            <text:p text:style-name="P81">156.95 (80)</text:p>
            <text:p text:style-name="P81">154.95 (51)</text:p>
          </table:table-cell>
          <table:table-cell table:style-name="Таблица2.C2" office:value-type="string">
            <text:p text:style-name="P81">518.86 (<text:span text:style-name="T39">20</text:span>)</text:p>
            <text:p text:style-name="P81">516.86 (<text:span text:style-name="T39">14</text:span>)</text:p>
            <text:p text:style-name="P81">514.86 (<text:span text:style-name="T39">41</text:span>)</text:p>
            <text:p text:style-name="P81">184.96 (<text:span text:style-name="T39">100</text:span>)</text:p>
            <text:p text:style-name="P81">182.96 (<text:span text:style-name="T39">91</text:span>)</text:p>
            <text:p text:style-name="P81">156.95 (<text:span text:style-name="T39">13</text:span>)</text:p>
            <text:p text:style-name="P81">154.95 (<text:span text:style-name="T39">38</text:span>)</text:p>
          </table:table-cell>
          <table:table-cell table:style-name="Таблица2.C2" office:value-type="string">
            <text:p text:style-name="P82">518.86 (<text:span text:style-name="T40">20</text:span>)</text:p>
            <text:p text:style-name="P82">516.86 (<text:span text:style-name="T40">6</text:span>3)</text:p>
            <text:p text:style-name="P82">514.86 (<text:span text:style-name="T40">39</text:span>)</text:p>
            <text:p text:style-name="P82">184.96 (<text:span text:style-name="T40">100</text:span>)</text:p>
            <text:p text:style-name="P82">182.96 (<text:span text:style-name="T40">92</text:span>)</text:p>
            <text:p text:style-name="P82">156.95 (0)</text:p>
            <text:p text:style-name="P82">154.95 (<text:span text:style-name="T40">10</text:span>)</text:p>
          </table:table-cell>
          <table:table-cell table:style-name="Таблица2.C2" office:value-type="string">
            <text:p text:style-name="P83">518.86 (32)</text:p>
            <text:p text:style-name="P83">516.86 (23)</text:p>
            <text:p text:style-name="P83">514.86 (<text:span text:style-name="T41">16</text:span>)</text:p>
            <text:p text:style-name="P83">184.96 (97)</text:p>
            <text:p text:style-name="P83">182.96 (100)</text:p>
            <text:p text:style-name="P83">156.95 (<text:span text:style-name="T41">40</text:span>)</text:p>
            <text:p text:style-name="P83">154.95 (<text:span text:style-name="T41">3</text:span>1)</text:p>
          </table:table-cell>
          <table:table-cell table:style-name="Таблица2.C2" office:value-type="string">
            <text:p text:style-name="P83">518.86 (<text:span text:style-name="T42">0</text:span>)</text:p>
            <text:p text:style-name="P83">516.86 (<text:span text:style-name="T42">0</text:span>)</text:p>
            <text:p text:style-name="P83">514.86 (<text:span text:style-name="T42">0</text:span>)</text:p>
            <text:p text:style-name="P83">184.96 (<text:span text:style-name="T42">55</text:span>)</text:p>
            <text:p text:style-name="P83">182.96 (<text:span text:style-name="T42">89</text:span>)</text:p>
            <text:p text:style-name="P83">156.95 (<text:span text:style-name="T42">96</text:span>)</text:p>
            <text:p text:style-name="P83">154.95 (<text:span text:style-name="T42">100</text:span>)</text:p>
          </table:table-cell>
          <table:table-cell table:style-name="Таблица2.C2" office:value-type="string">
            <text:p text:style-name="P83">184.96 (<text:span text:style-name="T42">0</text:span>)</text:p>
            <text:p text:style-name="P83">182.96 (0)</text:p>
            <text:p text:style-name="P83">156.95 (<text:span text:style-name="T42">100</text:span>)</text:p>
            <text:p text:style-name="P83">154.95 (<text:span text:style-name="T42">70</text:span>)</text:p>
          </table:table-cell>
          <table:table-cell table:style-name="Таблица2.I2" office:value-type="string">
            <text:p text:style-name="P84">156.95 (<text:span text:style-name="T43">77</text:span>)</text:p>
            <text:p text:style-name="P84">154.95 (<text:span text:style-name="T43">100</text:span>)</text:p>
          </table:table-cell>
        </table:table-row>
        <table:table-row>
          <table:table-cell table:style-name="Таблица2.C2" office:value-type="string">
            <text:p text:style-name="P37">Ph-N2+ OTf-</text:p>
          </table:table-cell>
          <table:table-cell table:style-name="Таблица2.C2" office:value-type="string">
            <text:p text:style-name="P85">359.04</text:p>
          </table:table-cell>
          <table:table-cell table:style-name="Таблица2.C2" office:value-type="string">
            <text:p text:style-name="P85">359.04 (15)</text:p>
            <text:p text:style-name="P85">105.05 (100)</text:p>
            <text:p text:style-name="P85">77.04 (84)</text:p>
          </table:table-cell>
          <table:table-cell table:style-name="Таблица2.C2" office:value-type="string">
            <text:p text:style-name="P85">359.04 (16)</text:p>
            <text:p text:style-name="P85">105.05 (100)</text:p>
            <text:p text:style-name="P85">77.04 (67)</text:p>
          </table:table-cell>
          <table:table-cell table:style-name="Таблица2.C2" office:value-type="string">
            <text:p text:style-name="P85">359.04 (13)</text:p>
            <text:p text:style-name="P85">105.05 (100)</text:p>
            <text:p text:style-name="P85">77.04 (84)</text:p>
          </table:table-cell>
          <table:table-cell table:style-name="Таблица2.C2" office:value-type="string">
            <text:p text:style-name="P86">359.04 (<text:span text:style-name="T44">14</text:span>)</text:p>
            <text:p text:style-name="P86">105.05 (100)</text:p>
            <text:p text:style-name="P86">77.04 (84)</text:p>
          </table:table-cell>
          <table:table-cell table:style-name="Таблица2.C2" office:value-type="string">
            <text:p text:style-name="P86">359.04 (<text:span text:style-name="T44">0</text:span>)</text:p>
            <text:p text:style-name="P86">105.05 (<text:span text:style-name="T44">24</text:span>)</text:p>
            <text:p text:style-name="P86">77.04 (<text:span text:style-name="T44">100</text:span>)</text:p>
          </table:table-cell>
          <table:table-cell table:style-name="Таблица2.C2" office:value-type="string">
            <text:p text:style-name="P86">105.05 (<text:span text:style-name="T45">2</text:span>)</text:p>
            <text:p text:style-name="P86">77.04 (<text:span text:style-name="T45">100</text:span>)</text:p>
            <text:p text:style-name="P86"/>
          </table:table-cell>
          <table:table-cell table:style-name="Таблица2.I2" office:value-type="string">
            <text:p text:style-name="P87">105.05 (0)</text:p>
            <text:p text:style-name="P87">77.04 (<text:span text:style-name="T46">100</text:span>)</text:p>
            <text:p text:style-name="P88">51.06 (5)</text:p>
          </table:table-cell>
        </table:table-row>
        <table:table-row>
          <table:table-cell table:style-name="Таблица2.C2" office:value-type="string">
            <text:p text:style-name="P37"><text:span text:style-name="T17">HOOC-</text:span>Ph-N2+ OTf-</text:p>
          </table:table-cell>
          <table:table-cell table:style-name="Таблица2.C2" office:value-type="string">
            <text:p text:style-name="P89">447.02</text:p>
          </table:table-cell>
          <table:table-cell table:style-name="Таблица2.C2" office:value-type="string">
            <text:p text:style-name="P90">447.02 <text:span text:style-name="T47">(29)</text:span></text:p>
            <text:p text:style-name="P93">149.04 (47)</text:p>
            <text:p text:style-name="P93">121.03 (100)</text:p>
          </table:table-cell>
          <table:table-cell table:style-name="Таблица2.C2" office:value-type="string">
            <text:p text:style-name="P91">447.02 <text:span text:style-name="T47">(45)</text:span></text:p>
            <text:p text:style-name="P94">149.04 (<text:span text:style-name="T48">100</text:span>)</text:p>
            <text:p text:style-name="P94">121.03 (<text:span text:style-name="T48">78</text:span>)</text:p>
          </table:table-cell>
          <table:table-cell table:style-name="Таблица2.C2" office:value-type="string">
            <text:p text:style-name="P91">447.02 <text:span text:style-name="T47">(28)</text:span></text:p>
            <text:p text:style-name="P94">149.04 (<text:span text:style-name="T48">96</text:span>)</text:p>
            <text:p text:style-name="P94">121.03 (<text:span text:style-name="T48">100</text:span>)</text:p>
          </table:table-cell>
          <table:table-cell table:style-name="Таблица2.C2" office:value-type="string">
            <text:p text:style-name="P91">447.02 <text:span text:style-name="T47">(12)</text:span></text:p>
            <text:p text:style-name="P94">149.04 (<text:span text:style-name="T48">91</text:span>)</text:p>
            <text:p text:style-name="P94">121.03 (100)</text:p>
          </table:table-cell>
          <table:table-cell table:style-name="Таблица2.C2" office:value-type="string">
            <text:p text:style-name="P92">447.02 <text:span text:style-name="T47">(0)</text:span></text:p>
            <text:p text:style-name="P95">149.04 (<text:span text:style-name="T49">12</text:span>)</text:p>
            <text:p text:style-name="P95">121.03 (100)</text:p>
          </table:table-cell>
          <table:table-cell table:style-name="Таблица2.C2" office:value-type="string">
            <text:p text:style-name="P95">149.04 (<text:span text:style-name="T49">0</text:span>)</text:p>
            <text:p text:style-name="P95">121.03 (100)</text:p>
            <text:p text:style-name="P95"/>
          </table:table-cell>
          <table:table-cell table:style-name="Таблица2.I2" office:value-type="string">
            <text:p text:style-name="P95">149.04 (<text:span text:style-name="T49">0</text:span>)</text:p>
            <text:p text:style-name="P95">121.03 (100)</text:p>
          </table:table-cell>
        </table:table-row>
      </table:table>
      <text:p text:style-name="P96"/>
      <text:p text:style-name="P96"/>
      <text:p text:style-name="P101">Таблица <text:span text:style-name="T19">3</text:span>. </text:p>
      <text:p text:style-name="P98"><text:span text:style-name="T50">Соотношение интенсивностей диазониевого катиона (</text:span><text:span text:style-name="T63">4</text:span><text:span text:style-name="T62">-NO</text:span><text:span text:style-name="T54">2</text:span><text:span text:style-name="T62">-Ph-N</text:span><text:span text:style-name="T54">2</text:span><text:span text:style-name="T59">+ <text:s/></text:span><text:span text:style-name="T50">M/Z=150.03) к </text:span></text:p>
      <text:p text:style-name="P98"><text:span text:style-name="T50">интенсивности арильного катиона (</text:span><text:span text:style-name="T63">4</text:span><text:span text:style-name="T62">-NO</text:span><text:span text:style-name="T54">2</text:span><text:span text:style-name="T62">-Ph</text:span><text:span text:style-name="T59">+ <text:s/></text:span><text:span text:style-name="T50">M/Z=122.03) в с</text:span>пектр<text:span text:style-name="T50">ах</text:span> MS2 </text:p>
      <text:p text:style-name="P98"><text:span text:style-name="T19">комплексных диазониевых ионов [M + X-Ar-N</text:span><text:span text:style-name="T53">2</text:span><text:span text:style-name="T19">]</text:span><text:span text:style-name="T58">+</text:span><text:span text:style-name="T19"> </text:span>при различных энергиях столкновений</text:p>
      <text:p text:style-name="P9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D"/>
        <table:table-header-rows>
          <table:table-row>
            <table:table-cell table:style-name="Таблица3.A1" table:number-rows-spanned="2" office:value-type="string">
              <text:p text:style-name="P111">Образец</text:p>
            </table:table-cell>
            <table:table-cell table:style-name="Таблица3.A1" table:number-rows-spanned="2" office:value-type="string">
              <text:p text:style-name="P111">Прекурсор</text:p>
            </table:table-cell>
            <table:table-cell table:style-name="Таблица3.C1" table:number-columns-spanned="4" office:value-type="string">
              <text:p text:style-name="P112">Int(<text:span text:style-name="T5">4-NO</text:span><text:span text:style-name="T55">2</text:span><text:span text:style-name="T5">-Ph-N</text:span><text:span text:style-name="T55">2</text:span><text:span text:style-name="T60">+</text:span>) / Int(<text:span text:style-name="T5">4-NO</text:span><text:span text:style-name="T55">2</text:span><text:span text:style-name="T5">-Ph</text:span><text:span text:style-name="T60">+</text:span>)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3.C2" office:value-type="string">
              <text:p text:style-name="P102">0 <text:span text:style-name="T64">Ev</text:span></text:p>
            </table:table-cell>
            <table:table-cell table:style-name="Таблица3.C2" office:value-type="string">
              <text:p text:style-name="P103">1 <text:span text:style-name="T64">Ev</text:span></text:p>
            </table:table-cell>
            <table:table-cell table:style-name="Таблица3.C2" office:value-type="string">
              <text:p text:style-name="P103">10 <text:span text:style-name="T64">Ev</text:span></text:p>
            </table:table-cell>
            <table:table-cell table:style-name="Таблица3.F2" office:value-type="string">
              <text:p text:style-name="P103">20 <text:span text:style-name="T64">Ev</text:span></text:p>
            </table:table-cell>
          </table:table-row>
        </table:table-header-rows>
        <table:table-row>
          <table:table-cell table:style-name="Таблица3.C2" office:value-type="string">
            <text:p text:style-name="P102"><text:span text:style-name="T5">4</text:span>-NO<text:span text:style-name="T51">2</text:span>-Ph-N<text:span text:style-name="T51">2</text:span><text:span text:style-name="T56">+</text:span> OTf<text:span text:style-name="T56">-</text:span></text:p>
          </table:table-cell>
          <table:table-cell table:style-name="Таблица3.C2" office:value-type="string">
            <text:p text:style-name="P105">449.02</text:p>
          </table:table-cell>
          <table:table-cell table:style-name="Таблица3.C2" office:value-type="string">
            <text:p text:style-name="P110">2.08</text:p>
          </table:table-cell>
          <table:table-cell table:style-name="Таблица3.C2" office:value-type="string">
            <text:p text:style-name="P110">1.92</text:p>
          </table:table-cell>
          <table:table-cell table:style-name="Таблица3.C2" office:value-type="string">
            <text:p text:style-name="P110">0.48</text:p>
          </table:table-cell>
          <table:table-cell table:style-name="Таблица3.F2" office:value-type="string">
            <text:p text:style-name="P110">0.06</text:p>
          </table:table-cell>
        </table:table-row>
        <table:table-row>
          <table:table-cell table:style-name="Таблица3.C2" office:value-type="string">
            <text:p text:style-name="P102"><text:span text:style-name="T5">4</text:span>-NO<text:span text:style-name="T51">2</text:span>-Ph-N<text:span text:style-name="T51">2</text:span><text:span text:style-name="T56">+</text:span> O<text:span text:style-name="T29">Ts</text:span><text:span text:style-name="T56">-</text:span></text:p>
          </table:table-cell>
          <table:table-cell table:style-name="Таблица3.C2" office:value-type="string">
            <text:p text:style-name="P105">4<text:span text:style-name="T30">71</text:span>.0<text:span text:style-name="T30">7</text:span></text:p>
          </table:table-cell>
          <table:table-cell table:style-name="Таблица3.C2" office:value-type="string">
            <text:p text:style-name="P110">2.17</text:p>
          </table:table-cell>
          <table:table-cell table:style-name="Таблица3.C2" office:value-type="string">
            <text:p text:style-name="P110">2.04</text:p>
          </table:table-cell>
          <table:table-cell table:style-name="Таблица3.C2" office:value-type="string">
            <text:p text:style-name="P110">0.60</text:p>
          </table:table-cell>
          <table:table-cell table:style-name="Таблица3.F2" office:value-type="string">
            <text:p text:style-name="P110">0.10</text:p>
          </table:table-cell>
        </table:table-row>
        <table:table-row>
          <table:table-cell table:style-name="Таблица3.C2" office:value-type="string">
            <text:p text:style-name="P102"><text:span text:style-name="T5">4</text:span>-NO<text:span text:style-name="T51">2</text:span>-Ph-N<text:span text:style-name="T51">2</text:span><text:span text:style-name="T56">+</text:span> <text:span text:style-name="T8">BF</text:span><text:span text:style-name="T52">4</text:span><text:span text:style-name="T57">-</text:span></text:p>
          </table:table-cell>
          <table:table-cell table:style-name="Таблица3.C2" office:value-type="string">
            <text:p text:style-name="P109">387.07</text:p>
          </table:table-cell>
          <table:table-cell table:style-name="Таблица3.C2" office:value-type="string">
            <text:p text:style-name="P110">2.17</text:p>
          </table:table-cell>
          <table:table-cell table:style-name="Таблица3.C2" office:value-type="string">
            <text:p text:style-name="P110">2.04</text:p>
          </table:table-cell>
          <table:table-cell table:style-name="Таблица3.C2" office:value-type="string">
            <text:p text:style-name="P110">0.26</text:p>
          </table:table-cell>
          <table:table-cell table:style-name="Таблица3.F2" office:value-type="string">
            <text:p text:style-name="P110">0.00</text:p>
          </table:table-cell>
        </table:table-row>
      </table:table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8:46.700984001</meta:creation-date>
    <dc:date>2018-06-20T14:31:20.716615131</dc:date>
    <meta:editing-duration>PT2H52M59S</meta:editing-duration>
    <meta:editing-cycles>68</meta:editing-cycles>
    <meta:generator>LibreOffice/5.2.7.2$Linux_X86_64 LibreOffice_project/20m0$Build-2</meta:generator>
    <meta:document-statistic meta:table-count="3" meta:image-count="0" meta:object-count="0" meta:page-count="4" meta:paragraph-count="471" meta:word-count="885" meta:character-count="4820" meta:non-whitespace-character-count="4399"/>
  </office:meta>
</office:document-meta>
</file>